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62.1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all_301-350_9" table:style-name="ta1">
        <table:shapes>
          <draw:frame draw:z-index="0" draw:style-name="gr1" draw:text-style-name="P1" svg:width="452.92pt" svg:height="255.26pt" svg:x="2.35pt" svg:y="399.8pt">
            <loext:p draw:notify-on-update-of-ranges="'data_all_301-350_9'.A22:'data_all_301-350_9'.A22 'data_all_301-350_9'.B22:'data_all_301-350_9'.G22 'data_all_301-350_9'.A23:'data_all_301-350_9'.A23 'data_all_301-350_9'.B23:'data_all_301-350_9'.G23 'data_all_301-350_9'.A24:'data_all_301-350_9'.A24 'data_all_301-350_9'.B24:'data_all_301-350_9'.G24 'data_all_301-350_9'.A25:'data_all_301-350_9'.A25 'data_all_301-350_9'.B25:'data_all_301-350_9'.G25 'data_all_301-350_9'.A26:'data_all_301-350_9'.A26 'data_all_301-350_9'.B26:'data_all_301-350_9'.G26 'data_all_301-350_9'.A27:'data_all_301-350_9'.A27 'data_all_301-350_9'.B27:'data_all_301-350_9'.G27 'data_all_301-350_9'.A28:'data_all_301-350_9'.A28 'data_all_301-350_9'.B28:'data_all_301-350_9'.G28 'data_all_301-350_9'.A29:'data_all_301-350_9'.A29 'data_all_301-350_9'.B29:'data_all_301-350_9'.G29 'data_all_301-350_9'.A30:'data_all_301-350_9'.A30 'data_all_301-350_9'.B30:'data_all_301-350_9'.G30 'data_all_301-350_9'.A31:'data_all_301-350_9'.A31 'data_all_301-350_9'.B31:'data_all_301-350_9'.G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3pt" svg:x="514.94pt" svg:y="397.53pt">
            <loext:p draw:notify-on-update-of-ranges="'data_all_301-350_9'.I22:'data_all_301-350_9'.I22 'data_all_301-350_9'.J22:'data_all_301-350_9'.O22 'data_all_301-350_9'.I23:'data_all_301-350_9'.I23 'data_all_301-350_9'.J23:'data_all_301-350_9'.O23 'data_all_301-350_9'.I24:'data_all_301-350_9'.I24 'data_all_301-350_9'.J24:'data_all_301-350_9'.O24 'data_all_301-350_9'.I25:'data_all_301-350_9'.I25 'data_all_301-350_9'.J25:'data_all_301-350_9'.O25 'data_all_301-350_9'.I26:'data_all_301-350_9'.I26 'data_all_301-350_9'.J26:'data_all_301-350_9'.O26 'data_all_301-350_9'.I27:'data_all_301-350_9'.I27 'data_all_301-350_9'.J27:'data_all_301-350_9'.O27 'data_all_301-350_9'.I28:'data_all_301-350_9'.I28 'data_all_301-350_9'.J28:'data_all_301-350_9'.O28 'data_all_301-350_9'.I29:'data_all_301-350_9'.I29 'data_all_301-350_9'.J29:'data_all_301-350_9'.O29 'data_all_301-350_9'.I30:'data_all_301-350_9'.I30 'data_all_301-350_9'.J30:'data_all_301-350_9'.O30 'data_all_301-350_9'.I31:'data_all_301-350_9'.I31 'data_all_301-350_9'.J31:'data_all_301-350_9'.O31 'data_all_301-350_9'.I32:'data_all_301-350_9'.I32 'data_all_301-350_9'.J32:'data_all_301-350_9'.O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9pt" svg:height="255.26pt" svg:x="1047.57pt" svg:y="396.77pt">
            <loext:p draw:notify-on-update-of-ranges="'data_all_301-350_9'.Q22:'data_all_301-350_9'.Q22 'data_all_301-350_9'.R22:'data_all_301-350_9'.W22 'data_all_301-350_9'.Q23:'data_all_301-350_9'.Q23 'data_all_301-350_9'.R23:'data_all_301-350_9'.W23 'data_all_301-350_9'.Q24:'data_all_301-350_9'.Q24 'data_all_301-350_9'.R24:'data_all_301-350_9'.W24 'data_all_301-350_9'.Q25:'data_all_301-350_9'.Q25 'data_all_301-350_9'.R25:'data_all_301-350_9'.W25 'data_all_301-350_9'.Q26:'data_all_301-350_9'.Q26 'data_all_301-350_9'.R26:'data_all_301-350_9'.W26 'data_all_301-350_9'.Q27:'data_all_301-350_9'.Q27 'data_all_301-350_9'.R27:'data_all_301-350_9'.W27 'data_all_301-350_9'.Q28:'data_all_301-350_9'.Q28 'data_all_301-350_9'.R28:'data_all_301-350_9'.W28 'data_all_301-350_9'.Q29:'data_all_301-350_9'.Q29 'data_all_301-350_9'.R29:'data_all_301-350_9'.W29 'data_all_301-350_9'.Q30:'data_all_301-350_9'.Q30 'data_all_301-350_9'.R30:'data_all_301-350_9'.W30 'data_all_301-350_9'.Q31:'data_all_301-350_9'.Q31 'data_all_301-350_9'.R31:'data_all_301-350_9'.W31 'data_all_301-350_9'.Q32:'data_all_301-350_9'.Q32 'data_all_301-350_9'.R32:'data_all_301-350_9'.W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+Desc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3" office:value-type="string" calcext:value-type="string">
            <text:p>indri</text:p>
          </table:table-cell>
          <table:table-cell table:number-columns-repeated="2" office:value-type="string" calcext:value-type="string">
            <text:p>Mismatched</text:p>
          </table:table-cell>
          <table:table-cell office:value-type="string" calcext:value-type="string">
            <text:p>&lt;Title+Desc+Narr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4950" calcext:value-type="float">
            <text:p>44950</text:p>
          </table:table-cell>
          <table:table-cell office:value-type="float" office:value="46229" calcext:value-type="float">
            <text:p>46229</text:p>
          </table:table-cell>
          <table:table-cell table:number-columns-repeated="3" office:value-type="float" office:value="45799" calcext:value-type="float">
            <text:p>45799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table:number-columns-repeated="2" office:value-type="float" office:value="49000" calcext:value-type="float">
            <text:p>49000</text:p>
          </table:table-cell>
          <table:table-cell office:value-type="float" office:value="45000" calcext:value-type="float">
            <text:p>45000</text:p>
          </table:table-cell>
          <table:table-cell table:number-columns-repeated="2" office:value-type="float" office:value="41000" calcext:value-type="float">
            <text:p>41000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2000" calcext:value-type="float">
            <text:p>32000</text:p>
          </table:table-cell>
          <table:table-cell/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2" office:value-type="float" office:value="4601" calcext:value-type="float">
            <text:p>4601</text:p>
          </table:table-cell>
          <table:table-cell table:number-columns-repeated="3" office:value-type="float" office:value="4473" calcext:value-type="float">
            <text:p>4473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table:number-columns-repeated="2" office:value-type="float" office:value="4601" calcext:value-type="float">
            <text:p>4601</text:p>
          </table:table-cell>
          <table:table-cell office:value-type="float" office:value="4156" calcext:value-type="float">
            <text:p>4156</text:p>
          </table:table-cell>
          <table:table-cell table:number-columns-repeated="2" office:value-type="float" office:value="3576" calcext:value-type="float">
            <text:p>3576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office:value-type="float" office:value="4538" calcext:value-type="float">
            <text:p>4538</text:p>
          </table:table-cell>
          <table:table-cell office:value-type="float" office:value="4282" calcext:value-type="float">
            <text:p>4282</text:p>
          </table:table-cell>
          <table:table-cell office:value-type="float" office:value="3666" calcext:value-type="float">
            <text:p>3666</text:p>
          </table:table-cell>
          <table:table-cell office:value-type="float" office:value="3050" calcext:value-type="float">
            <text:p>3050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059" calcext:value-type="float">
            <text:p>2059</text:p>
          </table:table-cell>
          <table:table-cell office:value-type="float" office:value="2005" calcext:value-type="float">
            <text:p>2005</text:p>
          </table:table-cell>
          <table:table-cell office:value-type="float" office:value="1924" calcext:value-type="float">
            <text:p>1924</text:p>
          </table:table-cell>
          <table:table-cell office:value-type="float" office:value="1922" calcext:value-type="float">
            <text:p>1922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2049" calcext:value-type="float">
            <text:p>2049</text:p>
          </table:table-cell>
          <table:table-cell office:value-type="float" office:value="1973" calcext:value-type="float">
            <text:p>1973</text:p>
          </table:table-cell>
          <table:table-cell office:value-type="float" office:value="1808" calcext:value-type="float">
            <text:p>1808</text:p>
          </table:table-cell>
          <table:table-cell office:value-type="float" office:value="1589" calcext:value-type="float">
            <text:p>1589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1938" calcext:value-type="float">
            <text:p>1938</text:p>
          </table:table-cell>
          <table:table-cell office:value-type="float" office:value="1571" calcext:value-type="float">
            <text:p>1571</text:p>
          </table:table-cell>
          <table:table-cell office:value-type="float" office:value="1295" calcext:value-type="float">
            <text:p>1295</text:p>
          </table:table-cell>
          <table:table-cell office:value-type="float" office:value="1106" calcext:value-type="float">
            <text:p>1106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2046" calcext:value-type="float">
            <text:p>0.2046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37" calcext:value-type="float">
            <text:p>0.2137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1832" calcext:value-type="float">
            <text:p>0.1832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793" calcext:value-type="float">
            <text:p>0.1793</text:p>
          </table:table-cell>
          <table:table-cell/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83" calcext:value-type="float">
            <text:p>0.08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683" calcext:value-type="float">
            <text:p>0.0683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0985" calcext:value-type="float">
            <text:p>0.098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023" calcext:value-type="float">
            <text:p>0.1023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0963" calcext:value-type="float">
            <text:p>0.0963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771" calcext:value-type="float">
            <text:p>0.0771</text:p>
          </table:table-cell>
          <table:table-cell/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478" calcext:value-type="float">
            <text:p>0.2478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6" calcext:value-type="float">
            <text:p>0.26</text:p>
          </table:table-cell>
          <table:table-cell office:value-type="float" office:value="0.2616" calcext:value-type="float">
            <text:p>0.2616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446" calcext:value-type="float">
            <text:p>0.2446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2804" calcext:value-type="float">
            <text:p>0.2804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238" calcext:value-type="float">
            <text:p>0.2238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295" calcext:value-type="float">
            <text:p>0.2295</text:p>
          </table:table-cell>
          <table:table-cell/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382" calcext:value-type="float">
            <text:p>0.2382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2481" calcext:value-type="float">
            <text:p>0.2481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234" calcext:value-type="float">
            <text:p>0.223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142" calcext:value-type="float">
            <text:p>0.2142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111" calcext:value-type="float">
            <text:p>0.2111</text:p>
          </table:table-cell>
          <table:table-cell/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6784" calcext:value-type="float">
            <text:p>0.6784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567" calcext:value-type="float">
            <text:p>0.6567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632" calcext:value-type="float">
            <text:p>0.63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89" calcext:value-type="float">
            <text:p>0.6789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6557" calcext:value-type="float">
            <text:p>0.655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364" calcext:value-type="float">
            <text:p>0.6364</text:p>
          </table:table-cell>
          <table:table-cell/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7117" calcext:value-type="float">
            <text:p>0.711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6776" calcext:value-type="float">
            <text:p>0.677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223" calcext:value-type="float">
            <text:p>0.7223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668" calcext:value-type="float">
            <text:p>0.6668</text:p>
          </table:table-cell>
          <table:table-cell/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928" calcext:value-type="float">
            <text:p>0.4928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4547" calcext:value-type="float">
            <text:p>0.4547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4972" calcext:value-type="float">
            <text:p>0.4972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319" calcext:value-type="float">
            <text:p>0.5319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4962" calcext:value-type="float">
            <text:p>0.4962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628" calcext:value-type="float">
            <text:p>0.4628</text:p>
          </table:table-cell>
          <table:table-cell/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529" calcext:value-type="float">
            <text:p>0.352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3453" calcext:value-type="float">
            <text:p>0.3453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565" calcext:value-type="float">
            <text:p>0.356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4493" calcext:value-type="float">
            <text:p>0.4493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649" calcext:value-type="float">
            <text:p>0.3649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11" calcext:value-type="float">
            <text:p>0.3511</text:p>
          </table:table-cell>
          <table:table-cell/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644" calcext:value-type="float">
            <text:p>0.2644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902" calcext:value-type="float">
            <text:p>0.2902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2616" calcext:value-type="float">
            <text:p>0.2616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296" calcext:value-type="float">
            <text:p>0.3296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36" calcext:value-type="float">
            <text:p>0.236</text:p>
          </table:table-cell>
          <table:table-cell/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215" calcext:value-type="float">
            <text:p>0.2215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514" calcext:value-type="float">
            <text:p>0.2514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2161" calcext:value-type="float">
            <text:p>0.2161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485" calcext:value-type="float">
            <text:p>0.2485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1713" calcext:value-type="float">
            <text:p>0.1713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714" calcext:value-type="float">
            <text:p>0.1714</text:p>
          </table:table-cell>
          <table:table-cell/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759" calcext:value-type="float">
            <text:p>0.1759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084" calcext:value-type="float">
            <text:p>0.2084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086" calcext:value-type="float">
            <text:p>0.2086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1231" calcext:value-type="float">
            <text:p>0.123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292" calcext:value-type="float">
            <text:p>0.1292</text:p>
          </table:table-cell>
          <table:table-cell/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323" calcext:value-type="float">
            <text:p>0.1323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609" calcext:value-type="float">
            <text:p>0.1609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1259" calcext:value-type="float">
            <text:p>0.125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614" calcext:value-type="float">
            <text:p>0.1614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093" calcext:value-type="float">
            <text:p>0.093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73" calcext:value-type="float">
            <text:p>0.1073</text:p>
          </table:table-cell>
          <table:table-cell/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1031" calcext:value-type="float">
            <text:p>0.1031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1358" calcext:value-type="float">
            <text:p>0.1358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0795" calcext:value-type="float">
            <text:p>0.079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048" calcext:value-type="float">
            <text:p>0.1048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0641" calcext:value-type="float">
            <text:p>0.0641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629" calcext:value-type="float">
            <text:p>0.0629</text:p>
          </table:table-cell>
          <table:table-cell/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384" calcext:value-type="float">
            <text:p>0.0384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13" calcext:value-type="float">
            <text:p>0.0513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office:value-type="float" office:value="0.0387" calcext:value-type="float">
            <text:p>0.0387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13" calcext:value-type="float">
            <text:p>0.0513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office:value-type="float" office:value="0.0278" calcext:value-type="float">
            <text:p>0.027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299" calcext:value-type="float">
            <text:p>0.0299</text:p>
          </table:table-cell>
          <table:table-cell/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74" calcext:value-type="float">
            <text:p>0.027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89" calcext:value-type="float">
            <text:p>0.0289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255" calcext:value-type="float">
            <text:p>0.025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046" calcext:value-type="float">
            <text:p>0.004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09" calcext:value-type="float">
            <text:p>0.0209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office:value-type="float" office:value="0.0225" calcext:value-type="float">
            <text:p>0.022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47" calcext:value-type="float">
            <text:p>0.0247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P_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25" calcext:value-type="float">
            <text:p>0.425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" calcext:value-type="float">
            <text:p>0.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4878" calcext:value-type="float">
            <text:p>0.4878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313" calcext:value-type="float">
            <text:p>0.4313</text:p>
          </table:table-cell>
          <table:table-cell/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2" calcext:value-type="float">
            <text:p>0.3792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4341" calcext:value-type="float">
            <text:p>0.4341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3812" calcext:value-type="float">
            <text:p>0.3812</text:p>
          </table:table-cell>
          <table:table-cell/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35" calcext:value-type="float">
            <text:p>0.35</text:p>
          </table:table-cell>
          <table:table-cell office:value-type="float" office:value="0.3514" calcext:value-type="float">
            <text:p>0.3514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6" calcext:value-type="float">
            <text:p>0.36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3951" calcext:value-type="float">
            <text:p>0.3951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417" calcext:value-type="float">
            <text:p>0.3417</text:p>
          </table:table-cell>
          <table:table-cell/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323" calcext:value-type="float">
            <text:p>0.3323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2" calcext:value-type="float">
            <text:p>0.32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3598" calcext:value-type="float">
            <text:p>0.3598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3094" calcext:value-type="float">
            <text:p>0.3094</text:p>
          </table:table-cell>
          <table:table-cell/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" calcext:value-type="float">
            <text:p>0.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812" calcext:value-type="float">
            <text:p>0.2812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3081" calcext:value-type="float">
            <text:p>0.3081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719" calcext:value-type="float">
            <text:p>0.2719</text:p>
          </table:table-cell>
          <table:table-cell/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737" calcext:value-type="float">
            <text:p>0.1737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1934" calcext:value-type="float">
            <text:p>0.1934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659" calcext:value-type="float">
            <text:p>0.1659</text:p>
          </table:table-cell>
          <table:table-cell/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216" calcext:value-type="float">
            <text:p>0.1216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265" calcext:value-type="float">
            <text:p>0.1265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83" calcext:value-type="float">
            <text:p>0.1083</text:p>
          </table:table-cell>
          <table:table-cell/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59" calcext:value-type="float">
            <text:p>0.0659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68" calcext:value-type="float">
            <text:p>0.0668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89" calcext:value-type="float">
            <text:p>0.0589</text:p>
          </table:table-cell>
          <table:table-cell/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" calcext:value-type="float">
            <text:p>0.04</text:p>
          </table:table-cell>
          <table:table-cell office:value-type="float" office:value="0.0404" calcext:value-type="float">
            <text:p>0.0404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93" calcext:value-type="float">
            <text:p>0.0393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37" calcext:value-type="float">
            <text:p>0.0337</text:p>
          </table:table-cell>
          <table:table-cell/>
        </table:table-row>
      </table:table>
      <table:table table:name="data_all_351-400_9" table:style-name="ta1">
        <table:shapes>
          <draw:frame draw:z-index="0" draw:style-name="gr1" draw:text-style-name="P1" svg:width="452.92pt" svg:height="255.26pt" svg:x="0pt" svg:y="399.8pt">
            <loext:p draw:notify-on-update-of-ranges="'data_all_351-400_9'.A22:'data_all_351-400_9'.A22 'data_all_351-400_9'.B22:'data_all_351-400_9'.G22 'data_all_351-400_9'.A23:'data_all_351-400_9'.A23 'data_all_351-400_9'.B23:'data_all_351-400_9'.G23 'data_all_351-400_9'.A24:'data_all_351-400_9'.A24 'data_all_351-400_9'.B24:'data_all_351-400_9'.G24 'data_all_351-400_9'.A25:'data_all_351-400_9'.A25 'data_all_351-400_9'.B25:'data_all_351-400_9'.G25 'data_all_351-400_9'.A26:'data_all_351-400_9'.A26 'data_all_351-400_9'.B26:'data_all_351-400_9'.G26 'data_all_351-400_9'.A27:'data_all_351-400_9'.A27 'data_all_351-400_9'.B27:'data_all_351-400_9'.G27 'data_all_351-400_9'.A28:'data_all_351-400_9'.A28 'data_all_351-400_9'.B28:'data_all_351-400_9'.G28 'data_all_351-400_9'.A29:'data_all_351-400_9'.A29 'data_all_351-400_9'.B29:'data_all_351-400_9'.G29 'data_all_351-400_9'.A30:'data_all_351-400_9'.A30 'data_all_351-400_9'.B30:'data_all_351-400_9'.G30 'data_all_351-400_9'.A31:'data_all_351-400_9'.A31 'data_all_351-400_9'.B31:'data_all_351-400_9'.G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pt" svg:height="255.23pt" svg:x="505.56pt" svg:y="399.06pt">
            <loext:p draw:notify-on-update-of-ranges="'data_all_351-400_9'.I22:'data_all_351-400_9'.I22 'data_all_351-400_9'.J22:'data_all_351-400_9'.O22 'data_all_351-400_9'.I23:'data_all_351-400_9'.I23 'data_all_351-400_9'.J23:'data_all_351-400_9'.O23 'data_all_351-400_9'.I24:'data_all_351-400_9'.I24 'data_all_351-400_9'.J24:'data_all_351-400_9'.O24 'data_all_351-400_9'.I25:'data_all_351-400_9'.I25 'data_all_351-400_9'.J25:'data_all_351-400_9'.O25 'data_all_351-400_9'.I26:'data_all_351-400_9'.I26 'data_all_351-400_9'.J26:'data_all_351-400_9'.O26 'data_all_351-400_9'.I27:'data_all_351-400_9'.I27 'data_all_351-400_9'.J27:'data_all_351-400_9'.O27 'data_all_351-400_9'.I28:'data_all_351-400_9'.I28 'data_all_351-400_9'.J28:'data_all_351-400_9'.O28 'data_all_351-400_9'.I29:'data_all_351-400_9'.I29 'data_all_351-400_9'.J29:'data_all_351-400_9'.O29 'data_all_351-400_9'.I30:'data_all_351-400_9'.I30 'data_all_351-400_9'.J30:'data_all_351-400_9'.O30 'data_all_351-400_9'.I31:'data_all_351-400_9'.I31 'data_all_351-400_9'.J31:'data_all_351-400_9'.O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4pt" svg:height="255.23pt" svg:x="1018.94pt" svg:y="399.83pt">
            <loext:p draw:notify-on-update-of-ranges="'data_all_351-400_9'.Q22:'data_all_351-400_9'.Q22 'data_all_351-400_9'.R22:'data_all_351-400_9'.W22 'data_all_351-400_9'.Q23:'data_all_351-400_9'.Q23 'data_all_351-400_9'.R23:'data_all_351-400_9'.W23 'data_all_351-400_9'.Q24:'data_all_351-400_9'.Q24 'data_all_351-400_9'.R24:'data_all_351-400_9'.W24 'data_all_351-400_9'.Q25:'data_all_351-400_9'.Q25 'data_all_351-400_9'.R25:'data_all_351-400_9'.W25 'data_all_351-400_9'.Q26:'data_all_351-400_9'.Q26 'data_all_351-400_9'.R26:'data_all_351-400_9'.W26 'data_all_351-400_9'.Q27:'data_all_351-400_9'.Q27 'data_all_351-400_9'.R27:'data_all_351-400_9'.W27 'data_all_351-400_9'.Q28:'data_all_351-400_9'.Q28 'data_all_351-400_9'.R28:'data_all_351-400_9'.W28 'data_all_351-400_9'.Q29:'data_all_351-400_9'.Q29 'data_all_351-400_9'.R29:'data_all_351-400_9'.W29 'data_all_351-400_9'.Q30:'data_all_351-400_9'.Q30 'data_all_351-400_9'.R30:'data_all_351-400_9'.W30 'data_all_351-400_9'.Q31:'data_all_351-400_9'.Q31 'data_all_351-400_9'.R31:'data_all_351-400_9'.W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+Desc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3" office:value-type="string" calcext:value-type="string">
            <text:p>indri</text:p>
          </table:table-cell>
          <table:table-cell table:number-columns-repeated="2" office:value-type="string" calcext:value-type="string">
            <text:p>Mismatched</text:p>
          </table:table-cell>
          <table:table-cell office:value-type="string" calcext:value-type="string">
            <text:p>&lt;Title+Desc+Narr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49" calcext:value-type="float">
            <text:p>49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office:value-type="float" office:value="47305" calcext:value-type="float">
            <text:p>47305</text:p>
          </table:table-cell>
          <table:table-cell office:value-type="float" office:value="47518" calcext:value-type="float">
            <text:p>47518</text:p>
          </table:table-cell>
          <table:table-cell table:number-columns-repeated="3" office:value-type="float" office:value="48185" calcext:value-type="float">
            <text:p>48185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9000" calcext:value-type="float">
            <text:p>49000</text:p>
          </table:table-cell>
          <table:table-cell table:number-columns-repeated="3" office:value-type="float" office:value="48000" calcext:value-type="float">
            <text:p>48000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6000" calcext:value-type="float">
            <text:p>46000</text:p>
          </table:table-cell>
          <table:table-cell table:number-columns-repeated="2" office:value-type="float" office:value="44000" calcext:value-type="float">
            <text:p>44000</text:p>
          </table:table-cell>
          <table:table-cell/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office:value-type="float" office:value="4674" calcext:value-type="float">
            <text:p>4674</text:p>
          </table:table-cell>
          <table:table-cell table:number-columns-repeated="4" office:value-type="float" office:value="4657" calcext:value-type="float">
            <text:p>4657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office:value-type="float" office:value="4674" calcext:value-type="float">
            <text:p>4674</text:p>
          </table:table-cell>
          <table:table-cell office:value-type="float" office:value="4657" calcext:value-type="float">
            <text:p>4657</text:p>
          </table:table-cell>
          <table:table-cell table:number-columns-repeated="3" office:value-type="float" office:value="4571" calcext:value-type="float">
            <text:p>4571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office:value-type="float" office:value="4674" calcext:value-type="float">
            <text:p>4674</text:p>
          </table:table-cell>
          <table:table-cell office:value-type="float" office:value="4571" calcext:value-type="float">
            <text:p>4571</text:p>
          </table:table-cell>
          <table:table-cell office:value-type="float" office:value="4136" calcext:value-type="float">
            <text:p>4136</text:p>
          </table:table-cell>
          <table:table-cell table:number-columns-repeated="2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337" calcext:value-type="float">
            <text:p>2337</text:p>
          </table:table-cell>
          <table:table-cell office:value-type="float" office:value="2422" calcext:value-type="float">
            <text:p>2422</text:p>
          </table:table-cell>
          <table:table-cell office:value-type="float" office:value="2447" calcext:value-type="float">
            <text:p>2447</text:p>
          </table:table-cell>
          <table:table-cell office:value-type="float" office:value="2394" calcext:value-type="float">
            <text:p>2394</text:p>
          </table:table-cell>
          <table:table-cell office:value-type="float" office:value="2369" calcext:value-type="float">
            <text:p>2369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2303" calcext:value-type="float">
            <text:p>2303</text:p>
          </table:table-cell>
          <table:table-cell office:value-type="float" office:value="2259" calcext:value-type="float">
            <text:p>2259</text:p>
          </table:table-cell>
          <table:table-cell office:value-type="float" office:value="2270" calcext:value-type="float">
            <text:p>2270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2366" calcext:value-type="float">
            <text:p>2366</text:p>
          </table:table-cell>
          <table:table-cell office:value-type="float" office:value="1924" calcext:value-type="float">
            <text:p>1924</text:p>
          </table:table-cell>
          <table:table-cell office:value-type="float" office:value="1868" calcext:value-type="float">
            <text:p>1868</text:p>
          </table:table-cell>
          <table:table-cell office:value-type="float" office:value="1805" calcext:value-type="float">
            <text:p>1805</text:p>
          </table:table-cell>
          <table:table-cell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1915" calcext:value-type="float">
            <text:p>0.1915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2028" calcext:value-type="float">
            <text:p>0.2028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2029" calcext:value-type="float">
            <text:p>0.2029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017" calcext:value-type="float">
            <text:p>0.2017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1833" calcext:value-type="float">
            <text:p>0.1833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654" calcext:value-type="float">
            <text:p>0.1654</text:p>
          </table:table-cell>
          <table:table-cell/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0953" calcext:value-type="float">
            <text:p>0.095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046" calcext:value-type="float">
            <text:p>0.1046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1232" calcext:value-type="float">
            <text:p>0.1232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41" calcext:value-type="float">
            <text:p>0.1241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0907" calcext:value-type="float">
            <text:p>0.0907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95" calcext:value-type="float">
            <text:p>0.0695</text:p>
          </table:table-cell>
          <table:table-cell/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352" calcext:value-type="float">
            <text:p>0.2352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2543" calcext:value-type="float">
            <text:p>0.2543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562" calcext:value-type="float">
            <text:p>0.2562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572" calcext:value-type="float">
            <text:p>0.2572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311" calcext:value-type="float">
            <text:p>0.2311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105" calcext:value-type="float">
            <text:p>0.2105</text:p>
          </table:table-cell>
          <table:table-cell/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039" calcext:value-type="float">
            <text:p>0.203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2202" calcext:value-type="float">
            <text:p>0.2202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185" calcext:value-type="float">
            <text:p>0.2185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22" calcext:value-type="float">
            <text:p>0.22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194" calcext:value-type="float">
            <text:p>0.2194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048" calcext:value-type="float">
            <text:p>0.2048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1991" calcext:value-type="float">
            <text:p>0.199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886" calcext:value-type="float">
            <text:p>0.1886</text:p>
          </table:table-cell>
          <table:table-cell/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6214" calcext:value-type="float">
            <text:p>0.621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466" calcext:value-type="float">
            <text:p>0.6466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7615" calcext:value-type="float">
            <text:p>0.7615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12" calcext:value-type="float">
            <text:p>0.7312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6339" calcext:value-type="float">
            <text:p>0.6339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09" calcext:value-type="float">
            <text:p>0.5509</text:p>
          </table:table-cell>
          <table:table-cell/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6767" calcext:value-type="float">
            <text:p>0.6767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001" calcext:value-type="float">
            <text:p>0.7001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7944" calcext:value-type="float">
            <text:p>0.7944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638" calcext:value-type="float">
            <text:p>0.7638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6886" calcext:value-type="float">
            <text:p>0.6886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6163" calcext:value-type="float">
            <text:p>0.6163</text:p>
          </table:table-cell>
          <table:table-cell/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199" calcext:value-type="float">
            <text:p>0.419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4518" calcext:value-type="float">
            <text:p>0.4518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668" calcext:value-type="float">
            <text:p>0.4668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4188" calcext:value-type="float">
            <text:p>0.4188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078" calcext:value-type="float">
            <text:p>0.4078</text:p>
          </table:table-cell>
          <table:table-cell/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134" calcext:value-type="float">
            <text:p>0.3134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04" calcext:value-type="float">
            <text:p>0.3404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517" calcext:value-type="float">
            <text:p>0.351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51" calcext:value-type="float">
            <text:p>0.3551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332" calcext:value-type="float">
            <text:p>0.3332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06" calcext:value-type="float">
            <text:p>0.3206</text:p>
          </table:table-cell>
          <table:table-cell/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2749" calcext:value-type="float">
            <text:p>0.2749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2732" calcext:value-type="float">
            <text:p>0.2732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2827" calcext:value-type="float">
            <text:p>0.2827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2705" calcext:value-type="float">
            <text:p>0.2705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39" calcext:value-type="float">
            <text:p>0.239</text:p>
          </table:table-cell>
          <table:table-cell/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067" calcext:value-type="float">
            <text:p>0.2067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354" calcext:value-type="float">
            <text:p>0.2354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2189" calcext:value-type="float">
            <text:p>0.2189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2202" calcext:value-type="float">
            <text:p>0.2202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2034" calcext:value-type="float">
            <text:p>0.2034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08" calcext:value-type="float">
            <text:p>0.1808</text:p>
          </table:table-cell>
          <table:table-cell/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1655" calcext:value-type="float">
            <text:p>0.1655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1798" calcext:value-type="float">
            <text:p>0.1798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1776" calcext:value-type="float">
            <text:p>0.1776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1719" calcext:value-type="float">
            <text:p>0.1719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1572" calcext:value-type="float">
            <text:p>0.1572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302" calcext:value-type="float">
            <text:p>0.1302</text:p>
          </table:table-cell>
          <table:table-cell/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145" calcext:value-type="float">
            <text:p>0.114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49" calcext:value-type="float">
            <text:p>0.1249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1227" calcext:value-type="float">
            <text:p>0.122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111" calcext:value-type="float">
            <text:p>0.1111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1027" calcext:value-type="float">
            <text:p>0.1027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839" calcext:value-type="float">
            <text:p>0.0839</text:p>
          </table:table-cell>
          <table:table-cell/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0737" calcext:value-type="float">
            <text:p>0.0737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33" calcext:value-type="float">
            <text:p>0.0833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0824" calcext:value-type="float">
            <text:p>0.0824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46" calcext:value-type="float">
            <text:p>0.0646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0638" calcext:value-type="float">
            <text:p>0.063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467" calcext:value-type="float">
            <text:p>0.046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1" calcext:value-type="float">
            <text:p>0.0491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office:value-type="float" office:value="0.0397" calcext:value-type="float">
            <text:p>0.039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office:value-type="float" office:value="0.0378" calcext:value-type="float">
            <text:p>0.03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36" calcext:value-type="float">
            <text:p>0.0136</text:p>
          </table:table-cell>
          <table:table-cell/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284" calcext:value-type="float">
            <text:p>0.028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256" calcext:value-type="float">
            <text:p>0.025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19" calcext:value-type="float">
            <text:p>0.0119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122" calcext:value-type="float">
            <text:p>0.012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2" calcext:value-type="float">
            <text:p>0.0092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table:number-columns-repeated="2" office:value-type="float" office:value="0.0056" calcext:value-type="float">
            <text:p>0.005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1" calcext:value-type="float">
            <text:p>0.0061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P_5</text:p>
          </table:table-cell>
          <table:table-cell office:value-type="float" office:value="0.48" calcext:value-type="float">
            <text:p>0.4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49" calcext:value-type="float">
            <text:p>0.449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5167" calcext:value-type="float">
            <text:p>0.5167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" calcext:value-type="float">
            <text:p>0.4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224" calcext:value-type="float">
            <text:p>0.4224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45" calcext:value-type="float">
            <text:p>0.45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3955" calcext:value-type="float">
            <text:p>0.3955</text:p>
          </table:table-cell>
          <table:table-cell/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27" calcext:value-type="float">
            <text:p>0.4027</text:p>
          </table:table-cell>
          <table:table-cell table:number-columns-repeated="2" office:value-type="float" office:value="0.4095" calcext:value-type="float">
            <text:p>0.4095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153" calcext:value-type="float">
            <text:p>0.4153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3773" calcext:value-type="float">
            <text:p>0.3773</text:p>
          </table:table-cell>
          <table:table-cell/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735" calcext:value-type="float">
            <text:p>0.3735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885" calcext:value-type="float">
            <text:p>0.3885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58" calcext:value-type="float">
            <text:p>0.358</text:p>
          </table:table-cell>
          <table:table-cell/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306" calcext:value-type="float">
            <text:p>0.3306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47" calcext:value-type="float">
            <text:p>0.3347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3136" calcext:value-type="float">
            <text:p>0.3136</text:p>
          </table:table-cell>
          <table:table-cell/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022" calcext:value-type="float">
            <text:p>0.2022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2094" calcext:value-type="float">
            <text:p>0.2094</text:p>
          </table:table-cell>
          <table:table-cell office:value-type="float" office:value="0.2096" calcext:value-type="float">
            <text:p>0.2096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1886" calcext:value-type="float">
            <text:p>0.1886</text:p>
          </table:table-cell>
          <table:table-cell/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476" calcext:value-type="float">
            <text:p>0.1476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9" calcext:value-type="float">
            <text:p>0.1449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294" calcext:value-type="float">
            <text:p>0.1294</text:p>
          </table:table-cell>
          <table:table-cell/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4" calcext:value-type="float">
            <text:p>0.0824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13" calcext:value-type="float">
            <text:p>0.0813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92" calcext:value-type="float">
            <text:p>0.0692</text:p>
          </table:table-cell>
          <table:table-cell/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83" calcext:value-type="float">
            <text:p>0.0483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7" calcext:value-type="float">
            <text:p>0.0477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09" calcext:value-type="float">
            <text:p>0.0409</text:p>
          </table:table-cell>
          <table:table-cell/>
        </table:table-row>
      </table:table>
      <table:table table:name="data_all_401-450_9" table:style-name="ta1">
        <table:shapes>
          <draw:frame draw:z-index="0" draw:style-name="gr1" draw:text-style-name="P1" svg:width="452.92pt" svg:height="255.23pt" svg:x="0pt" svg:y="398.3pt">
            <loext:p draw:notify-on-update-of-ranges="'data_all_401-450_9'.A22:'data_all_401-450_9'.A22 'data_all_401-450_9'.B22:'data_all_401-450_9'.G22 'data_all_401-450_9'.A23:'data_all_401-450_9'.A23 'data_all_401-450_9'.B23:'data_all_401-450_9'.G23 'data_all_401-450_9'.A24:'data_all_401-450_9'.A24 'data_all_401-450_9'.B24:'data_all_401-450_9'.G24 'data_all_401-450_9'.A25:'data_all_401-450_9'.A25 'data_all_401-450_9'.B25:'data_all_401-450_9'.G25 'data_all_401-450_9'.A26:'data_all_401-450_9'.A26 'data_all_401-450_9'.B26:'data_all_401-450_9'.G26 'data_all_401-450_9'.A27:'data_all_401-450_9'.A27 'data_all_401-450_9'.B27:'data_all_401-450_9'.G27 'data_all_401-450_9'.A28:'data_all_401-450_9'.A28 'data_all_401-450_9'.B28:'data_all_401-450_9'.G28 'data_all_401-450_9'.A29:'data_all_401-450_9'.A29 'data_all_401-450_9'.B29:'data_all_401-450_9'.G29 'data_all_401-450_9'.A30:'data_all_401-450_9'.A30 'data_all_401-450_9'.B30:'data_all_401-450_9'.G30 'data_all_401-450_9'.A31:'data_all_401-450_9'.A31 'data_all_401-450_9'.B31:'data_all_401-450_9'.G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pt" svg:height="255.23pt" svg:x="513.35pt" svg:y="396.06pt">
            <loext:p draw:notify-on-update-of-ranges="'data_all_401-450_9'.I22:'data_all_401-450_9'.I22 'data_all_401-450_9'.J22:'data_all_401-450_9'.O22 'data_all_401-450_9'.I23:'data_all_401-450_9'.I23 'data_all_401-450_9'.J23:'data_all_401-450_9'.O23 'data_all_401-450_9'.I24:'data_all_401-450_9'.I24 'data_all_401-450_9'.J24:'data_all_401-450_9'.O24 'data_all_401-450_9'.I25:'data_all_401-450_9'.I25 'data_all_401-450_9'.J25:'data_all_401-450_9'.O25 'data_all_401-450_9'.I26:'data_all_401-450_9'.I26 'data_all_401-450_9'.J26:'data_all_401-450_9'.O26 'data_all_401-450_9'.I27:'data_all_401-450_9'.I27 'data_all_401-450_9'.J27:'data_all_401-450_9'.O27 'data_all_401-450_9'.I28:'data_all_401-450_9'.I28 'data_all_401-450_9'.J28:'data_all_401-450_9'.O28 'data_all_401-450_9'.I29:'data_all_401-450_9'.I29 'data_all_401-450_9'.J29:'data_all_401-450_9'.O29 'data_all_401-450_9'.I30:'data_all_401-450_9'.I30 'data_all_401-450_9'.J30:'data_all_401-450_9'.O30 'data_all_401-450_9'.I31:'data_all_401-450_9'.I31 'data_all_401-450_9'.J31:'data_all_401-450_9'.O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34pt" svg:height="255.26pt" svg:x="1036.77pt" svg:y="397.53pt">
            <loext:p draw:notify-on-update-of-ranges="'data_all_401-450_9'.Q22:'data_all_401-450_9'.Q22 'data_all_401-450_9'.R22:'data_all_401-450_9'.W22 'data_all_401-450_9'.Q23:'data_all_401-450_9'.Q23 'data_all_401-450_9'.R23:'data_all_401-450_9'.W23 'data_all_401-450_9'.Q24:'data_all_401-450_9'.Q24 'data_all_401-450_9'.R24:'data_all_401-450_9'.W24 'data_all_401-450_9'.Q25:'data_all_401-450_9'.Q25 'data_all_401-450_9'.R25:'data_all_401-450_9'.W25 'data_all_401-450_9'.Q26:'data_all_401-450_9'.Q26 'data_all_401-450_9'.R26:'data_all_401-450_9'.W26 'data_all_401-450_9'.Q27:'data_all_401-450_9'.Q27 'data_all_401-450_9'.R27:'data_all_401-450_9'.W27 'data_all_401-450_9'.Q28:'data_all_401-450_9'.Q28 'data_all_401-450_9'.R28:'data_all_401-450_9'.W28 'data_all_401-450_9'.Q29:'data_all_401-450_9'.Q29 'data_all_401-450_9'.R29:'data_all_401-450_9'.W29 'data_all_401-450_9'.Q30:'data_all_401-450_9'.Q30 'data_all_401-450_9'.R30:'data_all_401-450_9'.W30 'data_all_401-450_9'.Q31:'data_all_401-450_9'.Q31 'data_all_401-450_9'.R31:'data_all_401-450_9'.W31 'data_all_401-450_9'.Q32:'data_all_401-450_9'.Q32 'data_all_401-450_9'.R32:'data_all_401-450_9'.W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5" office:value-type="string" calcext:value-type="string">
            <text:p>indri</text:p>
          </table:table-cell>
          <table:table-cell office:value-type="string" calcext:value-type="string">
            <text:p>&lt;Title+Desc</text:p>
          </table:table-cell>
          <table:table-cell office:value-type="string" calcext:value-type="string">
            <text:p>runid <text:s text:c="16"/></text:p>
          </table:table-cell>
          <table:table-cell/>
          <table:table-cell table:number-columns-repeated="3" office:value-type="string" calcext:value-type="string">
            <text:p>indri</text:p>
          </table:table-cell>
          <table:table-cell table:number-columns-repeated="2" office:value-type="string" calcext:value-type="string">
            <text:p>Mismatched</text:p>
          </table:table-cell>
          <table:table-cell office:value-type="string" calcext:value-type="string">
            <text:p>&lt;Title+Desc+Narr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um_q <text:s text:c="16"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um_ret <text:s text:c="14"/></text:p>
          </table:table-cell>
          <table:table-cell/>
          <table:table-cell table:number-columns-repeated="3" office:value-type="float" office:value="49085" calcext:value-type="float">
            <text:p>49085</text:p>
          </table:table-cell>
          <table:table-cell table:number-columns-repeated="2" office:value-type="float" office:value="48085" calcext:value-type="float">
            <text:p>48085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 office:value-type="float" office:value="47000" calcext:value-type="float">
            <text:p>47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string" calcext:value-type="string">
            <text:p>num_ret <text:s text:c="14"/>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string" calcext:value-type="string">
            <text:p>num_rel <text:s text:c="14"/></text:p>
          </table:table-cell>
          <table:table-cell/>
          <table:table-cell table:number-columns-repeated="3" office:value-type="float" office:value="4728" calcext:value-type="float">
            <text:p>4728</text:p>
          </table:table-cell>
          <table:table-cell table:number-columns-repeated="2" office:value-type="float" office:value="4626" calcext:value-type="float">
            <text:p>4626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office:value-type="float" office:value="4728" calcext:value-type="float">
            <text:p>4728</text:p>
          </table:table-cell>
          <table:table-cell table:number-columns-repeated="2" office:value-type="float" office:value="4412" calcext:value-type="float">
            <text:p>4412</text:p>
          </table:table-cell>
          <table:table-cell office:value-type="float" office:value="4310" calcext:value-type="float">
            <text:p>4310</text:p>
          </table:table-cell>
          <table:table-cell office:value-type="float" office:value="4260" calcext:value-type="float">
            <text:p>4260</text:p>
          </table:table-cell>
          <table:table-cell/>
          <table:table-cell office:value-type="string" calcext:value-type="string">
            <text:p>num_rel <text:s text:c="14"/></text:p>
          </table:table-cell>
          <table:table-cell/>
          <table:table-cell office:value-type="float" office:value="4648" calcext:value-type="float">
            <text:p>4648</text:p>
          </table:table-cell>
          <table:table-cell office:value-type="float" office:value="4332" calcext:value-type="float">
            <text:p>4332</text:p>
          </table:table-cell>
          <table:table-cell office:value-type="float" office:value="4029" calcext:value-type="float">
            <text:p>4029</text:p>
          </table:table-cell>
          <table:table-cell office:value-type="float" office:value="3634" calcext:value-type="float">
            <text:p>3634</text:p>
          </table:table-cell>
          <table:table-cell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553" calcext:value-type="float">
            <text:p>2553</text:p>
          </table:table-cell>
          <table:table-cell office:value-type="float" office:value="2479" calcext:value-type="float">
            <text:p>2479</text:p>
          </table:table-cell>
          <table:table-cell office:value-type="float" office:value="2426" calcext:value-type="float">
            <text:p>2426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2287" calcext:value-type="float">
            <text:p>2287</text:p>
          </table:table-cell>
          <table:table-cell office:value-type="float" office:value="2297" calcext:value-type="float">
            <text:p>2297</text:p>
          </table:table-cell>
          <table:table-cell office:value-type="float" office:value="2265" calcext:value-type="float">
            <text:p>2265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string" calcext:value-type="string">
            <text:p>num_rel_ret <text:s text:c="10"/>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1897" calcext:value-type="float">
            <text:p>1897</text:p>
          </table:table-cell>
          <table:table-cell office:value-type="float" office:value="1788" calcext:value-type="float">
            <text:p>1788</text:p>
          </table:table-cell>
          <table:table-cell office:value-type="float" office:value="1534" calcext:value-type="float">
            <text:p>1534</text:p>
          </table:table-cell>
          <table:table-cell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string" calcext:value-type="string">
            <text:p>map <text:s text:c="18"/></text:p>
          </table:table-cell>
          <table:table-cell/>
          <table:table-cell office:value-type="float" office:value="0.2427" calcext:value-type="float">
            <text:p>0.2427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2375" calcext:value-type="float">
            <text:p>0.2375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2431" calcext:value-type="float">
            <text:p>0.2431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463" calcext:value-type="float">
            <text:p>0.2463</text:p>
          </table:table-cell>
          <table:table-cell/>
          <table:table-cell office:value-type="string" calcext:value-type="string">
            <text:p>map <text:s text:c="18"/></text:p>
          </table:table-cell>
          <table:table-cell/>
          <table:table-cell office:value-type="float" office:value="0.2266" calcext:value-type="float">
            <text:p>0.2266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2106" calcext:value-type="float">
            <text:p>0.2106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124" calcext:value-type="float">
            <text:p>0.2124</text:p>
          </table:table-cell>
          <table:table-cell/>
        </table:table-row>
        <table:table-row table:style-name="ro1">
          <table:table-cell office:value-type="string" calcext:value-type="string">
            <text:p>gm_map <text:s text:c="15"/></text:p>
          </table:table-cell>
          <table:table-cell/>
          <table:table-cell office:value-type="float" office:value="0.1322" calcext:value-type="float">
            <text:p>0.132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215" calcext:value-type="float">
            <text:p>0.1215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1382" calcext:value-type="float">
            <text:p>0.138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98" calcext:value-type="float">
            <text:p>0.1198</text:p>
          </table:table-cell>
          <table:table-cell/>
          <table:table-cell office:value-type="string" calcext:value-type="string">
            <text:p>gm_map <text:s text:c="15"/></text:p>
          </table:table-cell>
          <table:table-cell/>
          <table:table-cell office:value-type="float" office:value="0.1081" calcext:value-type="float">
            <text:p>0.1081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829" calcext:value-type="float">
            <text:p>0.0829</text:p>
          </table:table-cell>
          <table:table-cell/>
        </table:table-row>
        <table:table-row table:style-name="ro1">
          <table:table-cell office:value-type="string" calcext:value-type="string">
            <text:p>Rprec <text:s text:c="16"/></text:p>
          </table:table-cell>
          <table:table-cell/>
          <table:table-cell office:value-type="float" office:value="0.2814" calcext:value-type="float">
            <text:p>0.2814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287" calcext:value-type="float">
            <text:p>0.287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904" calcext:value-type="float">
            <text:p>0.290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.2905" calcext:value-type="float">
            <text:p>0.2905</text:p>
          </table:table-cell>
          <table:table-cell/>
          <table:table-cell office:value-type="string" calcext:value-type="string">
            <text:p>Rprec <text:s text:c="16"/></text:p>
          </table:table-cell>
          <table:table-cell/>
          <table:table-cell office:value-type="float" office:value="0.2856" calcext:value-type="float">
            <text:p>0.2856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2684" calcext:value-type="float">
            <text:p>0.2684</text:p>
          </table:table-cell>
          <table:table-cell/>
        </table:table-row>
        <table:table-row table:style-name="ro1">
          <table:table-cell office:value-type="string" calcext:value-type="string">
            <text:p>bpref <text:s text:c="16"/></text:p>
          </table:table-cell>
          <table:table-cell/>
          <table:table-cell office:value-type="float" office:value="0.2528" calcext:value-type="float">
            <text:p>0.2528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2514" calcext:value-type="float">
            <text:p>0.2514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545" calcext:value-type="float">
            <text:p>0.2545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76" calcext:value-type="float">
            <text:p>0.2576</text:p>
          </table:table-cell>
          <table:table-cell/>
          <table:table-cell office:value-type="string" calcext:value-type="string">
            <text:p>bpref <text:s text:c="16"/></text:p>
          </table:table-cell>
          <table:table-cell/>
          <table:table-cell office:value-type="float" office:value="0.2547" calcext:value-type="float">
            <text:p>0.2547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407" calcext:value-type="float">
            <text:p>0.2407</text:p>
          </table:table-cell>
          <table:table-cell/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/>
          <table:table-cell office:value-type="float" office:value="0.704" calcext:value-type="float">
            <text:p>0.704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6927" calcext:value-type="float">
            <text:p>0.6927</text:p>
          </table:table-cell>
          <table:table-cell office:value-type="float" office:value="0.6988" calcext:value-type="float">
            <text:p>0.6988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6985" calcext:value-type="float">
            <text:p>0.6985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22" calcext:value-type="float">
            <text:p>0.7022</text:p>
          </table:table-cell>
          <table:table-cell/>
          <table:table-cell office:value-type="string" calcext:value-type="string">
            <text:p>recip_rank <text:s text:c="11"/></text:p>
          </table:table-cell>
          <table:table-cell/>
          <table:table-cell office:value-type="float" office:value="0.6692" calcext:value-type="float">
            <text:p>0.6692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" calcext:value-type="float">
            <text:p>0.64</text:p>
          </table:table-cell>
          <table:table-cell office:value-type="float" office:value="0.6011" calcext:value-type="float">
            <text:p>0.6011</text:p>
          </table:table-cell>
          <table:table-cell/>
        </table:table-row>
        <table:table-row table:style-name="ro1">
          <table:table-cell office:value-type="string" calcext:value-type="string">
            <text:p>iprec_at_recall_0.00 <text:s/></text:p>
          </table:table-cell>
          <table:table-cell/>
          <table:table-cell office:value-type="float" office:value="0.7426" calcext:value-type="float">
            <text:p>0.7426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366" calcext:value-type="float">
            <text:p>0.7366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7488" calcext:value-type="float">
            <text:p>0.7488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409" calcext:value-type="float">
            <text:p>0.740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96" calcext:value-type="float">
            <text:p>0.7396</text:p>
          </table:table-cell>
          <table:table-cell/>
          <table:table-cell office:value-type="string" calcext:value-type="string">
            <text:p>iprec_at_recall_0.00 <text:s/></text:p>
          </table:table-cell>
          <table:table-cell/>
          <table:table-cell office:value-type="float" office:value="0.7149" calcext:value-type="float">
            <text:p>0.7149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439" calcext:value-type="float">
            <text:p>0.6439</text:p>
          </table:table-cell>
          <table:table-cell/>
        </table:table-row>
        <table:table-row table:style-name="ro1">
          <table:table-cell office:value-type="string" calcext:value-type="string">
            <text:p>iprec_at_recall_0.10 <text:s/></text:p>
          </table:table-cell>
          <table:table-cell/>
          <table:table-cell office:value-type="float" office:value="0.4951" calcext:value-type="float">
            <text:p>0.495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893" calcext:value-type="float">
            <text:p>0.4893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5075" calcext:value-type="float">
            <text:p>0.507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5163" calcext:value-type="float">
            <text:p>0.5163</text:p>
          </table:table-cell>
          <table:table-cell/>
          <table:table-cell office:value-type="string" calcext:value-type="string">
            <text:p>iprec_at_recall_0.10 <text:s/></text:p>
          </table:table-cell>
          <table:table-cell/>
          <table:table-cell office:value-type="float" office:value="0.4531" calcext:value-type="float">
            <text:p>0.4531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4192" calcext:value-type="float">
            <text:p>0.4192</text:p>
          </table:table-cell>
          <table:table-cell/>
        </table:table-row>
        <table:table-row table:style-name="ro1">
          <table:table-cell office:value-type="string" calcext:value-type="string">
            <text:p>iprec_at_recall_0.20 <text:s/></text:p>
          </table:table-cell>
          <table:table-cell/>
          <table:table-cell office:value-type="float" office:value="0.3928" calcext:value-type="float">
            <text:p>0.3928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3737" calcext:value-type="float">
            <text:p>0.3737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859" calcext:value-type="float">
            <text:p>0.3859</text:p>
          </table:table-cell>
          <table:table-cell office:value-type="float" office:value="0.3482" calcext:value-type="float">
            <text:p>0.3482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3986" calcext:value-type="float">
            <text:p>0.3986</text:p>
          </table:table-cell>
          <table:table-cell/>
          <table:table-cell office:value-type="string" calcext:value-type="string">
            <text:p>iprec_at_recall_0.20 <text:s/></text:p>
          </table:table-cell>
          <table:table-cell/>
          <table:table-cell office:value-type="float" office:value="0.3726" calcext:value-type="float">
            <text:p>0.3726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596" calcext:value-type="float">
            <text:p>0.3596</text:p>
          </table:table-cell>
          <table:table-cell/>
        </table:table-row>
        <table:table-row table:style-name="ro1">
          <table:table-cell office:value-type="string" calcext:value-type="string">
            <text:p>iprec_at_recall_0.30 <text:s/></text:p>
          </table:table-cell>
          <table:table-cell/>
          <table:table-cell office:value-type="float" office:value="0.322" calcext:value-type="float">
            <text:p>0.322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1" calcext:value-type="float">
            <text:p>0.31</text:p>
          </table:table-cell>
          <table:table-cell office:value-type="float" office:value="0.3115" calcext:value-type="float">
            <text:p>0.3115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3254" calcext:value-type="float">
            <text:p>0.3254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3251" calcext:value-type="float">
            <text:p>0.3251</text:p>
          </table:table-cell>
          <table:table-cell/>
          <table:table-cell office:value-type="string" calcext:value-type="string">
            <text:p>iprec_at_recall_0.30 <text:s/></text:p>
          </table:table-cell>
          <table:table-cell/>
          <table:table-cell office:value-type="float" office:value="0.3132" calcext:value-type="float">
            <text:p>0.3132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946" calcext:value-type="float">
            <text:p>0.2946</text:p>
          </table:table-cell>
          <table:table-cell/>
        </table:table-row>
        <table:table-row table:style-name="ro1">
          <table:table-cell office:value-type="string" calcext:value-type="string">
            <text:p>iprec_at_recall_0.40 <text:s/></text:p>
          </table:table-cell>
          <table:table-cell/>
          <table:table-cell office:value-type="float" office:value="0.2437" calcext:value-type="float">
            <text:p>0.2437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25" calcext:value-type="float">
            <text:p>0.2425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2544" calcext:value-type="float">
            <text:p>0.254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67" calcext:value-type="float">
            <text:p>0.2667</text:p>
          </table:table-cell>
          <table:table-cell/>
          <table:table-cell office:value-type="string" calcext:value-type="string">
            <text:p>iprec_at_recall_0.40 <text:s/></text:p>
          </table:table-cell>
          <table:table-cell/>
          <table:table-cell office:value-type="float" office:value="0.2534" calcext:value-type="float">
            <text:p>0.253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27" calcext:value-type="float">
            <text:p>0.227</text:p>
          </table:table-cell>
          <table:table-cell/>
        </table:table-row>
        <table:table-row table:style-name="ro1">
          <table:table-cell office:value-type="string" calcext:value-type="string">
            <text:p>iprec_at_recall_0.50 <text:s/></text:p>
          </table:table-cell>
          <table:table-cell/>
          <table:table-cell office:value-type="float" office:value="0.2024" calcext:value-type="float">
            <text:p>0.2024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107" calcext:value-type="float">
            <text:p>0.2107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2115" calcext:value-type="float">
            <text:p>0.211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86" calcext:value-type="float">
            <text:p>0.2286</text:p>
          </table:table-cell>
          <table:table-cell/>
          <table:table-cell office:value-type="string" calcext:value-type="string">
            <text:p>iprec_at_recall_0.50 <text:s/></text:p>
          </table:table-cell>
          <table:table-cell/>
          <table:table-cell office:value-type="float" office:value="0.2064" calcext:value-type="float">
            <text:p>0.2064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1877" calcext:value-type="float">
            <text:p>0.1877</text:p>
          </table:table-cell>
          <table:table-cell/>
        </table:table-row>
        <table:table-row table:style-name="ro1">
          <table:table-cell office:value-type="string" calcext:value-type="string">
            <text:p>iprec_at_recall_0.60 <text:s/></text:p>
          </table:table-cell>
          <table:table-cell/>
          <table:table-cell office:value-type="float" office:value="0.1661" calcext:value-type="float">
            <text:p>0.1661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1729" calcext:value-type="float">
            <text:p>0.1729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74" calcext:value-type="float">
            <text:p>0.1874</text:p>
          </table:table-cell>
          <table:table-cell/>
          <table:table-cell office:value-type="string" calcext:value-type="string">
            <text:p>iprec_at_recall_0.60 <text:s/></text:p>
          </table:table-cell>
          <table:table-cell/>
          <table:table-cell office:value-type="float" office:value="0.1564" calcext:value-type="float">
            <text:p>0.1564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612" calcext:value-type="float">
            <text:p>0.1612</text:p>
          </table:table-cell>
          <table:table-cell/>
        </table:table-row>
        <table:table-row table:style-name="ro1">
          <table:table-cell office:value-type="string" calcext:value-type="string">
            <text:p>iprec_at_recall_0.70 <text:s/></text:p>
          </table:table-cell>
          <table:table-cell/>
          <table:table-cell office:value-type="float" office:value="0.1303" calcext:value-type="float">
            <text:p>0.1303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1342" calcext:value-type="float">
            <text:p>0.1342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1284" calcext:value-type="float">
            <text:p>0.128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352" calcext:value-type="float">
            <text:p>0.1352</text:p>
          </table:table-cell>
          <table:table-cell/>
          <table:table-cell office:value-type="string" calcext:value-type="string">
            <text:p>iprec_at_recall_0.70 <text:s/></text:p>
          </table:table-cell>
          <table:table-cell/>
          <table:table-cell office:value-type="float" office:value="0.126" calcext:value-type="float">
            <text:p>0.1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297" calcext:value-type="float">
            <text:p>0.1297</text:p>
          </table:table-cell>
          <table:table-cell/>
        </table:table-row>
        <table:table-row table:style-name="ro1">
          <table:table-cell office:value-type="string" calcext:value-type="string">
            <text:p>iprec_at_recall_0.80 <text:s/></text:p>
          </table:table-cell>
          <table:table-cell/>
          <table:table-cell office:value-type="float" office:value="0.0975" calcext:value-type="float">
            <text:p>0.0975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018" calcext:value-type="float">
            <text:p>0.1018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table:number-columns-repeated="2" office:value-type="float" office:value="0.1022" calcext:value-type="float">
            <text:p>0.1022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946" calcext:value-type="float">
            <text:p>0.0946</text:p>
          </table:table-cell>
          <table:table-cell/>
          <table:table-cell office:value-type="string" calcext:value-type="string">
            <text:p>iprec_at_recall_0.80 <text:s/></text:p>
          </table:table-cell>
          <table:table-cell/>
          <table:table-cell office:value-type="float" office:value="0.0867" calcext:value-type="float">
            <text:p>0.0867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63" calcext:value-type="float">
            <text:p>0.0663</text:p>
          </table:table-cell>
          <table:table-cell/>
        </table:table-row>
        <table:table-row table:style-name="ro1">
          <table:table-cell office:value-type="string" calcext:value-type="string">
            <text:p>iprec_at_recall_0.90 <text:s/></text:p>
          </table:table-cell>
          <table:table-cell/>
          <table:table-cell office:value-type="float" office:value="0.0855" calcext:value-type="float">
            <text:p>0.085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804" calcext:value-type="float">
            <text:p>0.0804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726" calcext:value-type="float">
            <text:p>0.0726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76" calcext:value-type="float">
            <text:p>0.0676</text:p>
          </table:table-cell>
          <table:table-cell/>
          <table:table-cell office:value-type="string" calcext:value-type="string">
            <text:p>iprec_at_recall_0.90 <text:s/></text:p>
          </table:table-cell>
          <table:table-cell/>
          <table:table-cell office:value-type="float" office:value="0.0433" calcext:value-type="float">
            <text:p>0.043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91" calcext:value-type="float">
            <text:p>0.0391</text:p>
          </table:table-cell>
          <table:table-cell/>
        </table:table-row>
        <table:table-row table:style-name="ro1">
          <table:table-cell office:value-type="string" calcext:value-type="string">
            <text:p>iprec_at_recall_1.00</text:p>
          </table:table-cell>
          <table:table-cell/>
          <table:table-cell office:value-type="float" office:value="0.0492" calcext:value-type="float">
            <text:p>0.049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92" calcext:value-type="float">
            <text:p>0.0492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office:value-type="float" office:value="0.0294" calcext:value-type="float">
            <text:p>0.0294</text:p>
          </table:table-cell>
          <table:table-cell table:number-columns-repeated="2" office:value-type="float" office:value="0.0288" calcext:value-type="float">
            <text:p>0.028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303" calcext:value-type="float">
            <text:p>0.0303</text:p>
          </table:table-cell>
          <table:table-cell/>
          <table:table-cell office:value-type="string" calcext:value-type="string">
            <text:p>iprec_at_recall_1.00</text:p>
          </table:table-cell>
          <table:table-cell/>
          <table:table-cell office:value-type="float" office:value="0.0254" calcext:value-type="float">
            <text:p>0.025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92" calcext:value-type="float">
            <text:p>0.0192</text:p>
          </table:table-cell>
          <table:table-cell/>
        </table:table-row>
        <table:table-row table:style-name="ro1"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ynonyms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P_5</text:p>
          </table:table-cell>
          <table:table-cell table:number-columns-repeated="2" office:value-type="float" office:value="0.472" calcext:value-type="float">
            <text:p>0.47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31" calcext:value-type="float">
            <text:p>0.4531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11" calcext:value-type="float">
            <text:p>0.5111</text:p>
          </table:table-cell>
          <table:table-cell/>
          <table:table-cell table:style-name="ce1" office:value-type="string" calcext:value-type="string">
            <text:p>P_5</text:p>
          </table:table-cell>
          <table:table-cell office:value-type="float" office:value="0.46" calcext:value-type="float">
            <text:p>0.46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35" calcext:value-type="float">
            <text:p>0.435</text:p>
          </table:table-cell>
          <table:table-cell/>
        </table:table-row>
        <table:table-row table:style-name="ro1">
          <table:table-cell table:style-name="ce1" office:value-type="string" calcext:value-type="string">
            <text:p>P_10 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4143" calcext:value-type="float">
            <text:p>0.4143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4378" calcext:value-type="float">
            <text:p>0.4378</text:p>
          </table:table-cell>
          <table:table-cell/>
          <table:table-cell table:style-name="ce1" office:value-type="string" calcext:value-type="string">
            <text:p>P_10 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825" calcext:value-type="float">
            <text:p>0.3825</text:p>
          </table:table-cell>
          <table:table-cell/>
        </table:table-row>
        <table:table-row table:style-name="ro1">
          <table:table-cell table:style-name="ce1" office:value-type="string" calcext:value-type="string">
            <text:p>P_15 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891" calcext:value-type="float">
            <text:p>0.3891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4044" calcext:value-type="float">
            <text:p>0.4044</text:p>
          </table:table-cell>
          <table:table-cell/>
          <table:table-cell table:style-name="ce1" office:value-type="string" calcext:value-type="string">
            <text:p>P_15 </text:p>
          </table:table-cell>
          <table:table-cell office:value-type="float" office:value="0.38" calcext:value-type="float">
            <text:p>0.38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583" calcext:value-type="float">
            <text:p>0.3583</text:p>
          </table:table-cell>
          <table:table-cell/>
        </table:table-row>
        <table:table-row table:style-name="ro1">
          <table:table-cell table:style-name="ce1" office:value-type="string" calcext:value-type="string">
            <text:p>P_20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3653" calcext:value-type="float">
            <text:p>0.3653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" calcext:value-type="float">
            <text:p>0.3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833" calcext:value-type="float">
            <text:p>0.3833</text:p>
          </table:table-cell>
          <table:table-cell/>
          <table:table-cell table:style-name="ce1" office:value-type="string" calcext:value-type="string">
            <text:p>P_2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275" calcext:value-type="float">
            <text:p>0.3275</text:p>
          </table:table-cell>
          <table:table-cell/>
        </table:table-row>
        <table:table-row table:style-name="ro1">
          <table:table-cell table:style-name="ce1" office:value-type="string" calcext:value-type="string">
            <text:p>P_30 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3306" calcext:value-type="float">
            <text:p>0.3306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3304" calcext:value-type="float">
            <text:p>0.3304</text:p>
          </table:table-cell>
          <table:table-cell/>
          <table:table-cell table:style-name="ce1" office:value-type="string" calcext:value-type="string">
            <text:p>P_30 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858" calcext:value-type="float">
            <text:p>0.2858</text:p>
          </table:table-cell>
          <table:table-cell/>
        </table:table-row>
        <table:table-row table:style-name="ro1">
          <table:table-cell table:style-name="ce1" office:value-type="string" calcext:value-type="string">
            <text:p>P_100 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2" calcext:value-type="float">
            <text:p>0.2092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3" calcext:value-type="float">
            <text:p>0.2093</text:p>
          </table:table-cell>
          <table:table-cell/>
          <table:table-cell table:style-name="ce1" office:value-type="string" calcext:value-type="string">
            <text:p>P_100 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1717" calcext:value-type="float">
            <text:p>0.1717</text:p>
          </table:table-cell>
          <table:table-cell/>
        </table:table-row>
        <table:table-row table:style-name="ro1">
          <table:table-cell table:style-name="ce1" office:value-type="string" calcext:value-type="string">
            <text:p>P_200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449" calcext:value-type="float">
            <text:p>0.1449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491" calcext:value-type="float">
            <text:p>0.1491</text:p>
          </table:table-cell>
          <table:table-cell/>
          <table:table-cell table:style-name="ce1" office:value-type="string" calcext:value-type="string">
            <text:p>P_200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184" calcext:value-type="float">
            <text:p>0.1184</text:p>
          </table:table-cell>
          <table:table-cell/>
        </table:table-row>
        <table:table-row table:style-name="ro1">
          <table:table-cell table:style-name="ce1" office:value-type="string" calcext:value-type="string">
            <text:p>P_500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826" calcext:value-type="float">
            <text:p>0.0826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2" calcext:value-type="float">
            <text:p>0.0822</text:p>
          </table:table-cell>
          <table:table-cell/>
          <table:table-cell table:style-name="ce1" office:value-type="string" calcext:value-type="string">
            <text:p>P_500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table:style-name="ce1" office:value-type="string" calcext:value-type="string">
            <text:p>P_1000 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506" calcext:value-type="float">
            <text:p>0.0506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505" calcext:value-type="float">
            <text:p>0.0505</text:p>
          </table:table-cell>
          <table:table-cell/>
          <table:table-cell table:style-name="ce1" office:value-type="string" calcext:value-type="string">
            <text:p>P_1000 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77" calcext:value-type="float">
            <text:p>0.03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12:52:26.642416495</dc:date>
    <meta:editing-duration>PT9H54M21S</meta:editing-duration>
    <meta:editing-cycles>3</meta:editing-cycles>
    <meta:generator>LibreOffice/5.1.6.2$Linux_X86_64 LibreOffice_project/10m0$Build-2</meta:generator>
    <meta:document-statistic meta:table-count="3" meta:cell-count="177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3.365cm" svg:y="2.212cm" style:legend-expansion="high" chart:style-name="ch2"/>
        <chart:plot-area chart:style-name="ch3" table:cell-range-address="'data_all_301-350_9'.A22:'data_all_301-350_9'.G31" chart:data-source-has-labels="both" svg:x="0.319cm" svg:y="0.18cm" svg:width="12.727cm" svg:height="8.646cm">
          <chartooo:coordinate-region svg:x="1.231cm" svg:y="0.379cm" svg:width="11.721cm" svg:height="7.8cm"/>
          <chart:axis chart:dimension="x" chart:name="primary-x" chart:style-name="ch4" chartooo:axis-type="auto">
            <chartooo:date-scale/>
            <chart:categories table:cell-range-address="'data_all_301-350_9'.B22:'data_all_301-350_9'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01-350_9'.B23:'data_all_301-350_9'.G23" chart:label-cell-address="'data_all_301-350_9'.A23:'data_all_301-350_9'.A23" chart:class="chart:line">
            <chart:data-point chart:repeated="6"/>
          </chart:series>
          <chart:series chart:style-name="ch7" chart:values-cell-range-address="'data_all_301-350_9'.B24:'data_all_301-350_9'.G24" chart:label-cell-address="'data_all_301-350_9'.A24:'data_all_301-350_9'.A24" chart:class="chart:line">
            <chart:data-point chart:repeated="6"/>
          </chart:series>
          <chart:series chart:style-name="ch8" chart:values-cell-range-address="'data_all_301-350_9'.B25:'data_all_301-350_9'.G25" chart:label-cell-address="'data_all_301-350_9'.A25:'data_all_301-350_9'.A25" chart:class="chart:line">
            <chart:data-point chart:repeated="6"/>
          </chart:series>
          <chart:series chart:style-name="ch9" chart:values-cell-range-address="'data_all_301-350_9'.B26:'data_all_301-350_9'.G26" chart:label-cell-address="'data_all_301-350_9'.A26:'data_all_301-350_9'.A26" chart:class="chart:line">
            <chart:data-point chart:repeated="6"/>
          </chart:series>
          <chart:series chart:style-name="ch10" chart:values-cell-range-address="'data_all_301-350_9'.B27:'data_all_301-350_9'.G27" chart:label-cell-address="'data_all_301-350_9'.A27:'data_all_301-350_9'.A27" chart:class="chart:line">
            <chart:data-point chart:repeated="6"/>
          </chart:series>
          <chart:series chart:style-name="ch11" chart:values-cell-range-address="'data_all_301-350_9'.B28:'data_all_301-350_9'.G28" chart:label-cell-address="'data_all_301-350_9'.A28:'data_all_301-350_9'.A28" chart:class="chart:line">
            <chart:data-point chart:repeated="6"/>
          </chart:series>
          <chart:series chart:style-name="ch12" chart:values-cell-range-address="'data_all_301-350_9'.B29:'data_all_301-350_9'.G29" chart:label-cell-address="'data_all_301-350_9'.A29:'data_all_301-350_9'.A29" chart:class="chart:line">
            <chart:data-point chart:repeated="6"/>
          </chart:series>
          <chart:series chart:style-name="ch13" chart:values-cell-range-address="'data_all_301-350_9'.B30:'data_all_301-350_9'.G30" chart:label-cell-address="'data_all_301-350_9'.A30:'data_all_301-350_9'.A30" chart:class="chart:line">
            <chart:data-point chart:repeated="6"/>
          </chart:series>
          <chart:series chart:style-name="ch14" chart:values-cell-range-address="'data_all_301-350_9'.B31:'data_all_301-350_9'.G31" chart:label-cell-address="'data_all_301-350_9'.A31:'data_all_301-350_9'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01-350_9'.B22:'data_all_301-350_9'.G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01-350_9'.A23:'data_all_301-350_9'.A23</svg:desc>
                </draw:g>
              </table:table-cell>
              <table:table-cell office:value-type="float" office:value="0.436">
                <text:p>0.436</text:p>
                <draw:g>
                  <svg:desc>'data_all_301-350_9'.B23:'data_all_301-350_9'.G23</svg:desc>
                </draw:g>
              </table:table-cell>
              <table:table-cell office:value-type="float" office:value="0.4327">
                <text:p>0.4327</text:p>
              </table:table-cell>
              <table:table-cell office:value-type="float" office:value="0.4122">
                <text:p>0.4122</text:p>
              </table:table-cell>
              <table:table-cell office:value-type="float" office:value="0.4375">
                <text:p>0.4375</text:p>
              </table:table-cell>
              <table:table-cell office:value-type="float" office:value="0.4333">
                <text:p>0.433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P_10 </text:p>
                <draw:g>
                  <svg:desc>'data_all_301-350_9'.A24:'data_all_301-350_9'.A24</svg:desc>
                </draw:g>
              </table:table-cell>
              <table:table-cell office:value-type="float" office:value="0.396">
                <text:p>0.396</text:p>
                <draw:g>
                  <svg:desc>'data_all_301-350_9'.B24:'data_all_301-350_9'.G24</svg:desc>
                </draw:g>
              </table:table-cell>
              <table:table-cell office:value-type="float" office:value="0.3898">
                <text:p>0.3898</text:p>
              </table:table-cell>
              <table:table-cell office:value-type="float" office:value="0.3714">
                <text:p>0.3714</text:p>
              </table:table-cell>
              <table:table-cell office:value-type="float" office:value="0.3854">
                <text:p>0.3854</text:p>
              </table:table-cell>
              <table:table-cell office:value-type="float" office:value="0.375">
                <text:p>0.375</text:p>
              </table:table-cell>
              <table:table-cell office:value-type="float" office:value="0.3792">
                <text:p>0.3792</text:p>
              </table:table-cell>
            </table:table-row>
            <table:table-row>
              <table:table-cell office:value-type="string">
                <text:p>P_15 </text:p>
                <draw:g>
                  <svg:desc>'data_all_301-350_9'.A25:'data_all_301-350_9'.A25</svg:desc>
                </draw:g>
              </table:table-cell>
              <table:table-cell office:value-type="float" office:value="0.364">
                <text:p>0.364</text:p>
                <draw:g>
                  <svg:desc>'data_all_301-350_9'.B25:'data_all_301-350_9'.G25</svg:desc>
                </draw:g>
              </table:table-cell>
              <table:table-cell office:value-type="float" office:value="0.3619">
                <text:p>0.3619</text:p>
              </table:table-cell>
              <table:table-cell office:value-type="float" office:value="0.3497">
                <text:p>0.3497</text:p>
              </table:table-cell>
              <table:table-cell office:value-type="float" office:value="0.3528">
                <text:p>0.3528</text:p>
              </table:table-cell>
              <table:table-cell office:value-type="float" office:value="0.35">
                <text:p>0.35</text:p>
              </table:table-cell>
              <table:table-cell office:value-type="float" office:value="0.3514">
                <text:p>0.3514</text:p>
              </table:table-cell>
            </table:table-row>
            <table:table-row>
              <table:table-cell office:value-type="string">
                <text:p>P_20</text:p>
                <draw:g>
                  <svg:desc>'data_all_301-350_9'.A26:'data_all_301-350_9'.A26</svg:desc>
                </draw:g>
              </table:table-cell>
              <table:table-cell office:value-type="float" office:value="0.346">
                <text:p>0.346</text:p>
                <draw:g>
                  <svg:desc>'data_all_301-350_9'.B26:'data_all_301-350_9'.G26</svg:desc>
                </draw:g>
              </table:table-cell>
              <table:table-cell office:value-type="float" office:value="0.3347">
                <text:p>0.3347</text:p>
              </table:table-cell>
              <table:table-cell office:value-type="float" office:value="0.3112">
                <text:p>0.3112</text:p>
              </table:table-cell>
              <table:table-cell office:value-type="float" office:value="0.3208">
                <text:p>0.3208</text:p>
              </table:table-cell>
              <table:table-cell office:value-type="float" office:value="0.3302">
                <text:p>0.3302</text:p>
              </table:table-cell>
              <table:table-cell office:value-type="float" office:value="0.3323">
                <text:p>0.3323</text:p>
              </table:table-cell>
            </table:table-row>
            <table:table-row>
              <table:table-cell office:value-type="string">
                <text:p>P_30 </text:p>
                <draw:g>
                  <svg:desc>'data_all_301-350_9'.A27:'data_all_301-350_9'.A27</svg:desc>
                </draw:g>
              </table:table-cell>
              <table:table-cell office:value-type="float" office:value="0.3">
                <text:p>0.3</text:p>
                <draw:g>
                  <svg:desc>'data_all_301-350_9'.B27:'data_all_301-350_9'.G27</svg:desc>
                </draw:g>
              </table:table-cell>
              <table:table-cell office:value-type="float" office:value="0.2878">
                <text:p>0.2878</text:p>
              </table:table-cell>
              <table:table-cell office:value-type="float" office:value="0.2707">
                <text:p>0.2707</text:p>
              </table:table-cell>
              <table:table-cell office:value-type="float" office:value="0.2806">
                <text:p>0.2806</text:p>
              </table:table-cell>
              <table:table-cell office:value-type="float" office:value="0.2792">
                <text:p>0.2792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P_100 </text:p>
                <draw:g>
                  <svg:desc>'data_all_301-350_9'.A28:'data_all_301-350_9'.A28</svg:desc>
                </draw:g>
              </table:table-cell>
              <table:table-cell office:value-type="float" office:value="0.183">
                <text:p>0.183</text:p>
                <draw:g>
                  <svg:desc>'data_all_301-350_9'.B28:'data_all_301-350_9'.G28</svg:desc>
                </draw:g>
              </table:table-cell>
              <table:table-cell office:value-type="float" office:value="0.1757">
                <text:p>0.1757</text:p>
              </table:table-cell>
              <table:table-cell office:value-type="float" office:value="0.1667">
                <text:p>0.1667</text:p>
              </table:table-cell>
              <table:table-cell office:value-type="float" office:value="0.1692">
                <text:p>0.1692</text:p>
              </table:table-cell>
              <table:table-cell office:value-type="float" office:value="0.1729">
                <text:p>0.1729</text:p>
              </table:table-cell>
              <table:table-cell office:value-type="float" office:value="0.1737">
                <text:p>0.1737</text:p>
              </table:table-cell>
            </table:table-row>
            <table:table-row>
              <table:table-cell office:value-type="string">
                <text:p>P_200</text:p>
                <draw:g>
                  <svg:desc>'data_all_301-350_9'.A29:'data_all_301-350_9'.A29</svg:desc>
                </draw:g>
              </table:table-cell>
              <table:table-cell office:value-type="float" office:value="0.1287">
                <text:p>0.1287</text:p>
                <draw:g>
                  <svg:desc>'data_all_301-350_9'.B29:'data_all_301-350_9'.G29</svg:desc>
                </draw:g>
              </table:table-cell>
              <table:table-cell office:value-type="float" office:value="0.1224">
                <text:p>0.1224</text:p>
              </table:table-cell>
              <table:table-cell office:value-type="float" office:value="0.1161">
                <text:p>0.1161</text:p>
              </table:table-cell>
              <table:table-cell office:value-type="float" office:value="0.1172">
                <text:p>0.1172</text:p>
              </table:table-cell>
              <table:table-cell office:value-type="float" office:value="0.1193">
                <text:p>0.1193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P_500</text:p>
                <draw:g>
                  <svg:desc>'data_all_301-350_9'.A30:'data_all_301-350_9'.A30</svg:desc>
                </draw:g>
              </table:table-cell>
              <table:table-cell office:value-type="float" office:value="0.0704">
                <text:p>0.0704</text:p>
                <draw:g>
                  <svg:desc>'data_all_301-350_9'.B30:'data_all_301-350_9'.G30</svg:desc>
                </draw:g>
              </table:table-cell>
              <table:table-cell office:value-type="float" office:value="0.0686">
                <text:p>0.0686</text:p>
              </table:table-cell>
              <table:table-cell office:value-type="float" office:value="0.0658">
                <text:p>0.0658</text:p>
              </table:table-cell>
              <table:table-cell office:value-type="float" office:value="0.0654">
                <text:p>0.0654</text:p>
              </table:table-cell>
              <table:table-cell office:value-type="float" office:value="0.065">
                <text:p>0.065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P_1000 </text:p>
                <draw:g>
                  <svg:desc>'data_all_301-350_9'.A31:'data_all_301-350_9'.A31</svg:desc>
                </draw:g>
              </table:table-cell>
              <table:table-cell office:value-type="float" office:value="0.0431">
                <text:p>0.0431</text:p>
                <draw:g>
                  <svg:desc>'data_all_301-350_9'.B31:'data_all_301-350_9'.G31</svg:desc>
                </draw:g>
              </table:table-cell>
              <table:table-cell office:value-type="float" office:value="0.042">
                <text:p>0.042</text:p>
              </table:table-cell>
              <table:table-cell office:value-type="float" office:value="0.0409">
                <text:p>0.0409</text:p>
              </table:table-cell>
              <table:table-cell office:value-type="float" office:value="0.0401">
                <text:p>0.0401</text:p>
              </table:table-cell>
              <table:table-cell office:value-type="float" office:value="0.04">
                <text:p>0.04</text:p>
              </table:table-cell>
              <table:table-cell office:value-type="float" office:value="0.0404">
                <text:p>0.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382cm" svg:y="1.962cm" style:legend-expansion="high" chart:style-name="ch2"/>
        <chart:plot-area chart:style-name="ch3" table:cell-range-address="'data_all_301-350_9'.I22:'data_all_301-350_9'.O32" chart:data-source-has-labels="both" svg:x="0.319cm" svg:y="0.18cm" svg:width="12.744cm" svg:height="8.645cm">
          <chartooo:coordinate-region svg:x="1.046cm" svg:y="0.38cm" svg:width="11.923cm" svg:height="7.798cm"/>
          <chart:axis chart:dimension="x" chart:name="primary-x" chart:style-name="ch4" chartooo:axis-type="auto">
            <chartooo:date-scale/>
            <chart:categories table:cell-range-address="'data_all_301-350_9'.J22:'data_all_301-350_9'.O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01-350_9'.J23:'data_all_301-350_9'.O23" chart:label-cell-address="'data_all_301-350_9'.I23:'data_all_301-350_9'.I23" chart:class="chart:line">
            <chart:data-point chart:repeated="6"/>
          </chart:series>
          <chart:series chart:style-name="ch7" chart:values-cell-range-address="'data_all_301-350_9'.J24:'data_all_301-350_9'.O24" chart:label-cell-address="'data_all_301-350_9'.I24:'data_all_301-350_9'.I24" chart:class="chart:line">
            <chart:data-point chart:repeated="6"/>
          </chart:series>
          <chart:series chart:style-name="ch8" chart:values-cell-range-address="'data_all_301-350_9'.J25:'data_all_301-350_9'.O25" chart:label-cell-address="'data_all_301-350_9'.I25:'data_all_301-350_9'.I25" chart:class="chart:line">
            <chart:data-point chart:repeated="6"/>
          </chart:series>
          <chart:series chart:style-name="ch9" chart:values-cell-range-address="'data_all_301-350_9'.J26:'data_all_301-350_9'.O26" chart:label-cell-address="'data_all_301-350_9'.I26:'data_all_301-350_9'.I26" chart:class="chart:line">
            <chart:data-point chart:repeated="6"/>
          </chart:series>
          <chart:series chart:style-name="ch10" chart:values-cell-range-address="'data_all_301-350_9'.J27:'data_all_301-350_9'.O27" chart:label-cell-address="'data_all_301-350_9'.I27:'data_all_301-350_9'.I27" chart:class="chart:line">
            <chart:data-point chart:repeated="6"/>
          </chart:series>
          <chart:series chart:style-name="ch11" chart:values-cell-range-address="'data_all_301-350_9'.J28:'data_all_301-350_9'.O28" chart:label-cell-address="'data_all_301-350_9'.I28:'data_all_301-350_9'.I28" chart:class="chart:line">
            <chart:data-point chart:repeated="6"/>
          </chart:series>
          <chart:series chart:style-name="ch12" chart:values-cell-range-address="'data_all_301-350_9'.J29:'data_all_301-350_9'.O29" chart:label-cell-address="'data_all_301-350_9'.I29:'data_all_301-350_9'.I29" chart:class="chart:line">
            <chart:data-point chart:repeated="6"/>
          </chart:series>
          <chart:series chart:style-name="ch13" chart:values-cell-range-address="'data_all_301-350_9'.J30:'data_all_301-350_9'.O30" chart:label-cell-address="'data_all_301-350_9'.I30:'data_all_301-350_9'.I30" chart:class="chart:line">
            <chart:data-point chart:repeated="6"/>
          </chart:series>
          <chart:series chart:style-name="ch14" chart:values-cell-range-address="'data_all_301-350_9'.J31:'data_all_301-350_9'.O31" chart:label-cell-address="'data_all_301-350_9'.I31:'data_all_301-350_9'.I31" chart:class="chart:line">
            <chart:data-point chart:repeated="6"/>
          </chart:series>
          <chart:series chart:style-name="ch15" chart:values-cell-range-address="'data_all_301-350_9'.J32:'data_all_301-350_9'.O32" chart:label-cell-address="'data_all_301-350_9'.I32:'data_all_301-350_9'.I3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01-350_9'.J22:'data_all_301-350_9'.O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01-350_9'.I23:'data_all_301-350_9'.I23</svg:desc>
                </draw:g>
              </table:table-cell>
              <table:table-cell office:value-type="float" office:value="0.444">
                <text:p>0.444</text:p>
                <draw:g>
                  <svg:desc>'data_all_301-350_9'.J23:'data_all_301-350_9'.O23</svg:desc>
                </draw:g>
              </table:table-cell>
              <table:table-cell office:value-type="float" office:value="0.4449">
                <text:p>0.4449</text:p>
              </table:table-cell>
              <table:table-cell office:value-type="float" office:value="0.4">
                <text:p>0.4</text:p>
              </table:table-cell>
              <table:table-cell office:value-type="float" office:value="0.4622">
                <text:p>0.4622</text:p>
              </table:table-cell>
              <table:table-cell office:value-type="float" office:value="0.5122">
                <text:p>0.5122</text:p>
              </table:table-cell>
              <table:table-cell office:value-type="float" office:value="0.4878">
                <text:p>0.4878</text:p>
              </table:table-cell>
            </table:table-row>
            <table:table-row>
              <table:table-cell office:value-type="string">
                <text:p>P_10 </text:p>
                <draw:g>
                  <svg:desc>'data_all_301-350_9'.I24:'data_all_301-350_9'.I24</svg:desc>
                </draw:g>
              </table:table-cell>
              <table:table-cell office:value-type="float" office:value="0.398">
                <text:p>0.398</text:p>
                <draw:g>
                  <svg:desc>'data_all_301-350_9'.J24:'data_all_301-350_9'.O24</svg:desc>
                </draw:g>
              </table:table-cell>
              <table:table-cell office:value-type="float" office:value="0.3939">
                <text:p>0.3939</text:p>
              </table:table-cell>
              <table:table-cell office:value-type="float" office:value="0.3673">
                <text:p>0.3673</text:p>
              </table:table-cell>
              <table:table-cell office:value-type="float" office:value="0.3867">
                <text:p>0.3867</text:p>
              </table:table-cell>
              <table:table-cell office:value-type="float" office:value="0.4366">
                <text:p>0.4366</text:p>
              </table:table-cell>
              <table:table-cell office:value-type="float" office:value="0.4341">
                <text:p>0.4341</text:p>
              </table:table-cell>
            </table:table-row>
            <table:table-row>
              <table:table-cell office:value-type="string">
                <text:p>P_15 </text:p>
                <draw:g>
                  <svg:desc>'data_all_301-350_9'.I25:'data_all_301-350_9'.I25</svg:desc>
                </draw:g>
              </table:table-cell>
              <table:table-cell office:value-type="float" office:value="0.372">
                <text:p>0.372</text:p>
                <draw:g>
                  <svg:desc>'data_all_301-350_9'.J25:'data_all_301-350_9'.O25</svg:desc>
                </draw:g>
              </table:table-cell>
              <table:table-cell office:value-type="float" office:value="0.3537">
                <text:p>0.3537</text:p>
              </table:table-cell>
              <table:table-cell office:value-type="float" office:value="0.3388">
                <text:p>0.3388</text:p>
              </table:table-cell>
              <table:table-cell office:value-type="float" office:value="0.36">
                <text:p>0.36</text:p>
              </table:table-cell>
              <table:table-cell office:value-type="float" office:value="0.3821">
                <text:p>0.3821</text:p>
              </table:table-cell>
              <table:table-cell office:value-type="float" office:value="0.3951">
                <text:p>0.3951</text:p>
              </table:table-cell>
            </table:table-row>
            <table:table-row>
              <table:table-cell office:value-type="string">
                <text:p>P_20</text:p>
                <draw:g>
                  <svg:desc>'data_all_301-350_9'.I26:'data_all_301-350_9'.I26</svg:desc>
                </draw:g>
              </table:table-cell>
              <table:table-cell office:value-type="float" office:value="0.343">
                <text:p>0.343</text:p>
                <draw:g>
                  <svg:desc>'data_all_301-350_9'.J26:'data_all_301-350_9'.O26</svg:desc>
                </draw:g>
              </table:table-cell>
              <table:table-cell office:value-type="float" office:value="0.3245">
                <text:p>0.3245</text:p>
              </table:table-cell>
              <table:table-cell office:value-type="float" office:value="0.3102">
                <text:p>0.3102</text:p>
              </table:table-cell>
              <table:table-cell office:value-type="float" office:value="0.32">
                <text:p>0.32</text:p>
              </table:table-cell>
              <table:table-cell office:value-type="float" office:value="0.3537">
                <text:p>0.3537</text:p>
              </table:table-cell>
              <table:table-cell office:value-type="float" office:value="0.3598">
                <text:p>0.3598</text:p>
              </table:table-cell>
            </table:table-row>
            <table:table-row>
              <table:table-cell office:value-type="string">
                <text:p>P_30 </text:p>
                <draw:g>
                  <svg:desc>'data_all_301-350_9'.I27:'data_all_301-350_9'.I27</svg:desc>
                </draw:g>
              </table:table-cell>
              <table:table-cell office:value-type="float" office:value="0.3027">
                <text:p>0.3027</text:p>
                <draw:g>
                  <svg:desc>'data_all_301-350_9'.J27:'data_all_301-350_9'.O27</svg:desc>
                </draw:g>
              </table:table-cell>
              <table:table-cell office:value-type="float" office:value="0.2878">
                <text:p>0.2878</text:p>
              </table:table-cell>
              <table:table-cell office:value-type="float" office:value="0.2687">
                <text:p>0.2687</text:p>
              </table:table-cell>
              <table:table-cell office:value-type="float" office:value="0.2748">
                <text:p>0.2748</text:p>
              </table:table-cell>
              <table:table-cell office:value-type="float" office:value="0.2927">
                <text:p>0.2927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P_100 </text:p>
                <draw:g>
                  <svg:desc>'data_all_301-350_9'.I28:'data_all_301-350_9'.I28</svg:desc>
                </draw:g>
              </table:table-cell>
              <table:table-cell office:value-type="float" office:value="0.1808">
                <text:p>0.1808</text:p>
                <draw:g>
                  <svg:desc>'data_all_301-350_9'.J28:'data_all_301-350_9'.O28</svg:desc>
                </draw:g>
              </table:table-cell>
              <table:table-cell office:value-type="float" office:value="0.1716">
                <text:p>0.1716</text:p>
              </table:table-cell>
              <table:table-cell office:value-type="float" office:value="0.1663">
                <text:p>0.1663</text:p>
              </table:table-cell>
              <table:table-cell office:value-type="float" office:value="0.1756">
                <text:p>0.1756</text:p>
              </table:table-cell>
              <table:table-cell office:value-type="float" office:value="0.1851">
                <text:p>0.1851</text:p>
              </table:table-cell>
              <table:table-cell office:value-type="float" office:value="0.1934">
                <text:p>0.1934</text:p>
              </table:table-cell>
            </table:table-row>
            <table:table-row>
              <table:table-cell office:value-type="string">
                <text:p>P_200</text:p>
                <draw:g>
                  <svg:desc>'data_all_301-350_9'.I29:'data_all_301-350_9'.I29</svg:desc>
                </draw:g>
              </table:table-cell>
              <table:table-cell office:value-type="float" office:value="0.1207">
                <text:p>0.1207</text:p>
                <draw:g>
                  <svg:desc>'data_all_301-350_9'.J29:'data_all_301-350_9'.O29</svg:desc>
                </draw:g>
              </table:table-cell>
              <table:table-cell office:value-type="float" office:value="0.1153">
                <text:p>0.1153</text:p>
              </table:table-cell>
              <table:table-cell office:value-type="float" office:value="0.1161">
                <text:p>0.1161</text:p>
              </table:table-cell>
              <table:table-cell office:value-type="float" office:value="0.1179">
                <text:p>0.1179</text:p>
              </table:table-cell>
              <table:table-cell office:value-type="float" office:value="0.1221">
                <text:p>0.1221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P_500</text:p>
                <draw:g>
                  <svg:desc>'data_all_301-350_9'.I30:'data_all_301-350_9'.I30</svg:desc>
                </draw:g>
              </table:table-cell>
              <table:table-cell office:value-type="float" office:value="0.0701">
                <text:p>0.0701</text:p>
                <draw:g>
                  <svg:desc>'data_all_301-350_9'.J30:'data_all_301-350_9'.O30</svg:desc>
                </draw:g>
              </table:table-cell>
              <table:table-cell office:value-type="float" office:value="0.0678">
                <text:p>0.0678</text:p>
              </table:table-cell>
              <table:table-cell office:value-type="float" office:value="0.0659">
                <text:p>0.0659</text:p>
              </table:table-cell>
              <table:table-cell office:value-type="float" office:value="0.066">
                <text:p>0.066</text:p>
              </table:table-cell>
              <table:table-cell office:value-type="float" office:value="0.0657">
                <text:p>0.0657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P_1000 </text:p>
                <draw:g>
                  <svg:desc>'data_all_301-350_9'.I31:'data_all_301-350_9'.I31</svg:desc>
                </draw:g>
              </table:table-cell>
              <table:table-cell office:value-type="float" office:value="0.0441">
                <text:p>0.0441</text:p>
                <draw:g>
                  <svg:desc>'data_all_301-350_9'.J31:'data_all_301-350_9'.O31</svg:desc>
                </draw:g>
              </table:table-cell>
              <table:table-cell office:value-type="float" office:value="0.0418">
                <text:p>0.0418</text:p>
              </table:table-cell>
              <table:table-cell office:value-type="float" office:value="0.0403">
                <text:p>0.0403</text:p>
              </table:table-cell>
              <table:table-cell office:value-type="float" office:value="0.0402">
                <text:p>0.0402</text:p>
              </table:table-cell>
              <table:table-cell office:value-type="float" office:value="0.0388">
                <text:p>0.0388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/>
                <draw:g>
                  <svg:desc>'data_all_301-350_9'.I32:'data_all_301-350_9'.I32</svg:desc>
                </draw:g>
              </table:table-cell>
              <table:table-cell office:value-type="float" office:value="NaN">
                <text:p>NaN</text:p>
                <draw:g>
                  <svg:desc>'data_all_301-350_9'.J32:'data_all_301-350_9'.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3.378cm" svg:y="1.963cm" style:legend-expansion="high" chart:style-name="ch2"/>
        <chart:plot-area chart:style-name="ch3" table:cell-range-address="'data_all_301-350_9'.Q22:'data_all_301-350_9'.W32" chart:data-source-has-labels="both" svg:x="0.319cm" svg:y="0.18cm" svg:width="12.74cm" svg:height="8.646cm">
          <chartooo:coordinate-region svg:x="1.046cm" svg:y="0.38cm" svg:width="11.92cm" svg:height="7.799cm"/>
          <chart:axis chart:dimension="x" chart:name="primary-x" chart:style-name="ch4" chartooo:axis-type="auto">
            <chartooo:date-scale/>
            <chart:categories table:cell-range-address="'data_all_301-350_9'.R22:'data_all_301-350_9'.W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01-350_9'.R23:'data_all_301-350_9'.W23" chart:label-cell-address="'data_all_301-350_9'.Q23:'data_all_301-350_9'.Q23" chart:class="chart:line">
            <chart:data-point chart:repeated="6"/>
          </chart:series>
          <chart:series chart:style-name="ch7" chart:values-cell-range-address="'data_all_301-350_9'.R24:'data_all_301-350_9'.W24" chart:label-cell-address="'data_all_301-350_9'.Q24:'data_all_301-350_9'.Q24" chart:class="chart:line">
            <chart:data-point chart:repeated="6"/>
          </chart:series>
          <chart:series chart:style-name="ch8" chart:values-cell-range-address="'data_all_301-350_9'.R25:'data_all_301-350_9'.W25" chart:label-cell-address="'data_all_301-350_9'.Q25:'data_all_301-350_9'.Q25" chart:class="chart:line">
            <chart:data-point chart:repeated="6"/>
          </chart:series>
          <chart:series chart:style-name="ch9" chart:values-cell-range-address="'data_all_301-350_9'.R26:'data_all_301-350_9'.W26" chart:label-cell-address="'data_all_301-350_9'.Q26:'data_all_301-350_9'.Q26" chart:class="chart:line">
            <chart:data-point chart:repeated="6"/>
          </chart:series>
          <chart:series chart:style-name="ch10" chart:values-cell-range-address="'data_all_301-350_9'.R27:'data_all_301-350_9'.W27" chart:label-cell-address="'data_all_301-350_9'.Q27:'data_all_301-350_9'.Q27" chart:class="chart:line">
            <chart:data-point chart:repeated="6"/>
          </chart:series>
          <chart:series chart:style-name="ch11" chart:values-cell-range-address="'data_all_301-350_9'.R28:'data_all_301-350_9'.W28" chart:label-cell-address="'data_all_301-350_9'.Q28:'data_all_301-350_9'.Q28" chart:class="chart:line">
            <chart:data-point chart:repeated="6"/>
          </chart:series>
          <chart:series chart:style-name="ch12" chart:values-cell-range-address="'data_all_301-350_9'.R29:'data_all_301-350_9'.W29" chart:label-cell-address="'data_all_301-350_9'.Q29:'data_all_301-350_9'.Q29" chart:class="chart:line">
            <chart:data-point chart:repeated="6"/>
          </chart:series>
          <chart:series chart:style-name="ch13" chart:values-cell-range-address="'data_all_301-350_9'.R30:'data_all_301-350_9'.W30" chart:label-cell-address="'data_all_301-350_9'.Q30:'data_all_301-350_9'.Q30" chart:class="chart:line">
            <chart:data-point chart:repeated="6"/>
          </chart:series>
          <chart:series chart:style-name="ch14" chart:values-cell-range-address="'data_all_301-350_9'.R31:'data_all_301-350_9'.W31" chart:label-cell-address="'data_all_301-350_9'.Q31:'data_all_301-350_9'.Q31" chart:class="chart:line">
            <chart:data-point chart:repeated="6"/>
          </chart:series>
          <chart:series chart:style-name="ch15" chart:values-cell-range-address="'data_all_301-350_9'.R32:'data_all_301-350_9'.W32" chart:label-cell-address="'data_all_301-350_9'.Q32:'data_all_301-350_9'.Q3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01-350_9'.R22:'data_all_301-350_9'.W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01-350_9'.Q23:'data_all_301-350_9'.Q23</svg:desc>
                </draw:g>
              </table:table-cell>
              <table:table-cell office:value-type="float" office:value="0.504">
                <text:p>0.504</text:p>
                <draw:g>
                  <svg:desc>'data_all_301-350_9'.R23:'data_all_301-350_9'.W23</svg:desc>
                </draw:g>
              </table:table-cell>
              <table:table-cell office:value-type="float" office:value="0.4583">
                <text:p>0.4583</text:p>
              </table:table-cell>
              <table:table-cell office:value-type="float" office:value="0.3957">
                <text:p>0.3957</text:p>
              </table:table-cell>
              <table:table-cell office:value-type="float" office:value="0.405">
                <text:p>0.405</text:p>
              </table:table-cell>
              <table:table-cell office:value-type="float" office:value="0.4235">
                <text:p>0.4235</text:p>
              </table:table-cell>
              <table:table-cell office:value-type="float" office:value="0.4313">
                <text:p>0.4313</text:p>
              </table:table-cell>
            </table:table-row>
            <table:table-row>
              <table:table-cell office:value-type="string">
                <text:p>P_10 </text:p>
                <draw:g>
                  <svg:desc>'data_all_301-350_9'.Q24:'data_all_301-350_9'.Q24</svg:desc>
                </draw:g>
              </table:table-cell>
              <table:table-cell office:value-type="float" office:value="0.414">
                <text:p>0.414</text:p>
                <draw:g>
                  <svg:desc>'data_all_301-350_9'.R24:'data_all_301-350_9'.W24</svg:desc>
                </draw:g>
              </table:table-cell>
              <table:table-cell office:value-type="float" office:value="0.3917">
                <text:p>0.3917</text:p>
              </table:table-cell>
              <table:table-cell office:value-type="float" office:value="0.3326">
                <text:p>0.3326</text:p>
              </table:table-cell>
              <table:table-cell office:value-type="float" office:value="0.345">
                <text:p>0.345</text:p>
              </table:table-cell>
              <table:table-cell office:value-type="float" office:value="0.3794">
                <text:p>0.3794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string">
                <text:p>P_15 </text:p>
                <draw:g>
                  <svg:desc>'data_all_301-350_9'.Q25:'data_all_301-350_9'.Q25</svg:desc>
                </draw:g>
              </table:table-cell>
              <table:table-cell office:value-type="float" office:value="0.3707">
                <text:p>0.3707</text:p>
                <draw:g>
                  <svg:desc>'data_all_301-350_9'.R25:'data_all_301-350_9'.W25</svg:desc>
                </draw:g>
              </table:table-cell>
              <table:table-cell office:value-type="float" office:value="0.3431">
                <text:p>0.3431</text:p>
              </table:table-cell>
              <table:table-cell office:value-type="float" office:value="0.3043">
                <text:p>0.3043</text:p>
              </table:table-cell>
              <table:table-cell office:value-type="float" office:value="0.3067">
                <text:p>0.3067</text:p>
              </table:table-cell>
              <table:table-cell office:value-type="float" office:value="0.3373">
                <text:p>0.3373</text:p>
              </table:table-cell>
              <table:table-cell office:value-type="float" office:value="0.3417">
                <text:p>0.3417</text:p>
              </table:table-cell>
            </table:table-row>
            <table:table-row>
              <table:table-cell office:value-type="string">
                <text:p>P_20</text:p>
                <draw:g>
                  <svg:desc>'data_all_301-350_9'.Q26:'data_all_301-350_9'.Q26</svg:desc>
                </draw:g>
              </table:table-cell>
              <table:table-cell office:value-type="float" office:value="0.349">
                <text:p>0.349</text:p>
                <draw:g>
                  <svg:desc>'data_all_301-350_9'.R26:'data_all_301-350_9'.W26</svg:desc>
                </draw:g>
              </table:table-cell>
              <table:table-cell office:value-type="float" office:value="0.3135">
                <text:p>0.3135</text:p>
              </table:table-cell>
              <table:table-cell office:value-type="float" office:value="0.2728">
                <text:p>0.2728</text:p>
              </table:table-cell>
              <table:table-cell office:value-type="float" office:value="0.2738">
                <text:p>0.2738</text:p>
              </table:table-cell>
              <table:table-cell office:value-type="float" office:value="0.2971">
                <text:p>0.2971</text:p>
              </table:table-cell>
              <table:table-cell office:value-type="float" office:value="0.3094">
                <text:p>0.3094</text:p>
              </table:table-cell>
            </table:table-row>
            <table:table-row>
              <table:table-cell office:value-type="string">
                <text:p>P_30 </text:p>
                <draw:g>
                  <svg:desc>'data_all_301-350_9'.Q27:'data_all_301-350_9'.Q27</svg:desc>
                </draw:g>
              </table:table-cell>
              <table:table-cell office:value-type="float" office:value="0.2993">
                <text:p>0.2993</text:p>
                <draw:g>
                  <svg:desc>'data_all_301-350_9'.R27:'data_all_301-350_9'.W27</svg:desc>
                </draw:g>
              </table:table-cell>
              <table:table-cell office:value-type="float" office:value="0.2826">
                <text:p>0.2826</text:p>
              </table:table-cell>
              <table:table-cell office:value-type="float" office:value="0.237">
                <text:p>0.237</text:p>
              </table:table-cell>
              <table:table-cell office:value-type="float" office:value="0.2392">
                <text:p>0.2392</text:p>
              </table:table-cell>
              <table:table-cell office:value-type="float" office:value="0.2637">
                <text:p>0.2637</text:p>
              </table:table-cell>
              <table:table-cell office:value-type="float" office:value="0.2719">
                <text:p>0.2719</text:p>
              </table:table-cell>
            </table:table-row>
            <table:table-row>
              <table:table-cell office:value-type="string">
                <text:p>P_100 </text:p>
                <draw:g>
                  <svg:desc>'data_all_301-350_9'.Q28:'data_all_301-350_9'.Q28</svg:desc>
                </draw:g>
              </table:table-cell>
              <table:table-cell office:value-type="float" office:value="0.1806">
                <text:p>0.1806</text:p>
                <draw:g>
                  <svg:desc>'data_all_301-350_9'.R28:'data_all_301-350_9'.W28</svg:desc>
                </draw:g>
              </table:table-cell>
              <table:table-cell office:value-type="float" office:value="0.1725">
                <text:p>0.1725</text:p>
              </table:table-cell>
              <table:table-cell office:value-type="float" office:value="0.1507">
                <text:p>0.1507</text:p>
              </table:table-cell>
              <table:table-cell office:value-type="float" office:value="0.1447">
                <text:p>0.1447</text:p>
              </table:table-cell>
              <table:table-cell office:value-type="float" office:value="0.1576">
                <text:p>0.1576</text:p>
              </table:table-cell>
              <table:table-cell office:value-type="float" office:value="0.1659">
                <text:p>0.1659</text:p>
              </table:table-cell>
            </table:table-row>
            <table:table-row>
              <table:table-cell office:value-type="string">
                <text:p>P_200</text:p>
                <draw:g>
                  <svg:desc>'data_all_301-350_9'.Q29:'data_all_301-350_9'.Q29</svg:desc>
                </draw:g>
              </table:table-cell>
              <table:table-cell office:value-type="float" office:value="0.1283">
                <text:p>0.1283</text:p>
                <draw:g>
                  <svg:desc>'data_all_301-350_9'.R29:'data_all_301-350_9'.W29</svg:desc>
                </draw:g>
              </table:table-cell>
              <table:table-cell office:value-type="float" office:value="0.1154">
                <text:p>0.1154</text:p>
              </table:table-cell>
              <table:table-cell office:value-type="float" office:value="0.103">
                <text:p>0.103</text:p>
              </table:table-cell>
              <table:table-cell office:value-type="float" office:value="0.0974">
                <text:p>0.0974</text:p>
              </table:table-cell>
              <table:table-cell office:value-type="float" office:value="0.1029">
                <text:p>0.1029</text:p>
              </table:table-cell>
              <table:table-cell office:value-type="float" office:value="0.1083">
                <text:p>0.1083</text:p>
              </table:table-cell>
            </table:table-row>
            <table:table-row>
              <table:table-cell office:value-type="string">
                <text:p>P_500</text:p>
                <draw:g>
                  <svg:desc>'data_all_301-350_9'.Q30:'data_all_301-350_9'.Q30</svg:desc>
                </draw:g>
              </table:table-cell>
              <table:table-cell office:value-type="float" office:value="0.0712">
                <text:p>0.0712</text:p>
                <draw:g>
                  <svg:desc>'data_all_301-350_9'.R30:'data_all_301-350_9'.W30</svg:desc>
                </draw:g>
              </table:table-cell>
              <table:table-cell office:value-type="float" office:value="0.0649">
                <text:p>0.0649</text:p>
              </table:table-cell>
              <table:table-cell office:value-type="float" office:value="0.0571">
                <text:p>0.0571</text:p>
              </table:table-cell>
              <table:table-cell office:value-type="float" office:value="0.0552">
                <text:p>0.0552</text:p>
              </table:table-cell>
              <table:table-cell office:value-type="float" office:value="0.0558">
                <text:p>0.0558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P_1000 </text:p>
                <draw:g>
                  <svg:desc>'data_all_301-350_9'.Q31:'data_all_301-350_9'.Q31</svg:desc>
                </draw:g>
              </table:table-cell>
              <table:table-cell office:value-type="float" office:value="0.0437">
                <text:p>0.0437</text:p>
                <draw:g>
                  <svg:desc>'data_all_301-350_9'.R31:'data_all_301-350_9'.W31</svg:desc>
                </draw:g>
              </table:table-cell>
              <table:table-cell office:value-type="float" office:value="0.0404">
                <text:p>0.0404</text:p>
              </table:table-cell>
              <table:table-cell office:value-type="float" office:value="0.0342">
                <text:p>0.0342</text:p>
              </table:table-cell>
              <table:table-cell office:value-type="float" office:value="0.0324">
                <text:p>0.0324</text:p>
              </table:table-cell>
              <table:table-cell office:value-type="float" office:value="0.0325">
                <text:p>0.0325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/>
                <draw:g>
                  <svg:desc>'data_all_301-350_9'.Q32:'data_all_301-350_9'.Q32</svg:desc>
                </draw:g>
              </table:table-cell>
              <table:table-cell office:value-type="float" office:value="NaN">
                <text:p>NaN</text:p>
                <draw:g>
                  <svg:desc>'data_all_301-350_9'.R32:'data_all_301-350_9'.W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3.365cm" svg:y="2.212cm" style:legend-expansion="high" chart:style-name="ch2"/>
        <chart:plot-area chart:style-name="ch3" table:cell-range-address="'data_all_351-400_9'.A22:'data_all_351-400_9'.G31" chart:data-source-has-labels="both" svg:x="0.319cm" svg:y="0.18cm" svg:width="12.727cm" svg:height="8.646cm">
          <chartooo:coordinate-region svg:x="1.046cm" svg:y="0.38cm" svg:width="11.906cm" svg:height="7.799cm"/>
          <chart:axis chart:dimension="x" chart:name="primary-x" chart:style-name="ch4" chartooo:axis-type="auto">
            <chartooo:date-scale/>
            <chart:categories table:cell-range-address="'data_all_351-400_9'.B22:'data_all_351-400_9'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51-400_9'.B23:'data_all_351-400_9'.G23" chart:label-cell-address="'data_all_351-400_9'.A23:'data_all_351-400_9'.A23" chart:class="chart:line">
            <chart:data-point chart:repeated="6"/>
          </chart:series>
          <chart:series chart:style-name="ch7" chart:values-cell-range-address="'data_all_351-400_9'.B24:'data_all_351-400_9'.G24" chart:label-cell-address="'data_all_351-400_9'.A24:'data_all_351-400_9'.A24" chart:class="chart:line">
            <chart:data-point chart:repeated="6"/>
          </chart:series>
          <chart:series chart:style-name="ch8" chart:values-cell-range-address="'data_all_351-400_9'.B25:'data_all_351-400_9'.G25" chart:label-cell-address="'data_all_351-400_9'.A25:'data_all_351-400_9'.A25" chart:class="chart:line">
            <chart:data-point chart:repeated="6"/>
          </chart:series>
          <chart:series chart:style-name="ch9" chart:values-cell-range-address="'data_all_351-400_9'.B26:'data_all_351-400_9'.G26" chart:label-cell-address="'data_all_351-400_9'.A26:'data_all_351-400_9'.A26" chart:class="chart:line">
            <chart:data-point chart:repeated="6"/>
          </chart:series>
          <chart:series chart:style-name="ch10" chart:values-cell-range-address="'data_all_351-400_9'.B27:'data_all_351-400_9'.G27" chart:label-cell-address="'data_all_351-400_9'.A27:'data_all_351-400_9'.A27" chart:class="chart:line">
            <chart:data-point chart:repeated="6"/>
          </chart:series>
          <chart:series chart:style-name="ch11" chart:values-cell-range-address="'data_all_351-400_9'.B28:'data_all_351-400_9'.G28" chart:label-cell-address="'data_all_351-400_9'.A28:'data_all_351-400_9'.A28" chart:class="chart:line">
            <chart:data-point chart:repeated="6"/>
          </chart:series>
          <chart:series chart:style-name="ch12" chart:values-cell-range-address="'data_all_351-400_9'.B29:'data_all_351-400_9'.G29" chart:label-cell-address="'data_all_351-400_9'.A29:'data_all_351-400_9'.A29" chart:class="chart:line">
            <chart:data-point chart:repeated="6"/>
          </chart:series>
          <chart:series chart:style-name="ch13" chart:values-cell-range-address="'data_all_351-400_9'.B30:'data_all_351-400_9'.G30" chart:label-cell-address="'data_all_351-400_9'.A30:'data_all_351-400_9'.A30" chart:class="chart:line">
            <chart:data-point chart:repeated="6"/>
          </chart:series>
          <chart:series chart:style-name="ch14" chart:values-cell-range-address="'data_all_351-400_9'.B31:'data_all_351-400_9'.G31" chart:label-cell-address="'data_all_351-400_9'.A31:'data_all_351-400_9'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51-400_9'.B22:'data_all_351-400_9'.G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51-400_9'.A23:'data_all_351-400_9'.A23</svg:desc>
                </draw:g>
              </table:table-cell>
              <table:table-cell office:value-type="float" office:value="0.48">
                <text:p>0.48</text:p>
                <draw:g>
                  <svg:desc>'data_all_351-400_9'.B23:'data_all_351-400_9'.G23</svg:desc>
                </draw:g>
              </table:table-cell>
              <table:table-cell office:value-type="float" office:value="0.432">
                <text:p>0.432</text:p>
              </table:table-cell>
              <table:table-cell office:value-type="float" office:value="0.4449">
                <text:p>0.4449</text:p>
              </table:table-cell>
              <table:table-cell office:value-type="float" office:value="0.4857">
                <text:p>0.4857</text:p>
              </table:table-cell>
              <table:table-cell office:value-type="float" office:value="0.4612">
                <text:p>0.4612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P_10 </text:p>
                <draw:g>
                  <svg:desc>'data_all_351-400_9'.A24:'data_all_351-400_9'.A24</svg:desc>
                </draw:g>
              </table:table-cell>
              <table:table-cell office:value-type="float" office:value="0.45">
                <text:p>0.45</text:p>
                <draw:g>
                  <svg:desc>'data_all_351-400_9'.B24:'data_all_351-400_9'.G24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163">
                <text:p>0.4163</text:p>
              </table:table-cell>
              <table:table-cell office:value-type="float" office:value="0.451">
                <text:p>0.451</text:p>
              </table:table-cell>
              <table:table-cell office:value-type="float" office:value="0.4388">
                <text:p>0.4388</text:p>
              </table:table-cell>
              <table:table-cell office:value-type="float" office:value="0.4224">
                <text:p>0.4224</text:p>
              </table:table-cell>
            </table:table-row>
            <table:table-row>
              <table:table-cell office:value-type="string">
                <text:p>P_15 </text:p>
                <draw:g>
                  <svg:desc>'data_all_351-400_9'.A25:'data_all_351-400_9'.A25</svg:desc>
                </draw:g>
              </table:table-cell>
              <table:table-cell office:value-type="float" office:value="0.4067">
                <text:p>0.4067</text:p>
                <draw:g>
                  <svg:desc>'data_all_351-400_9'.B25:'data_all_351-400_9'.G25</svg:desc>
                </draw:g>
              </table:table-cell>
              <table:table-cell office:value-type="float" office:value="0.3827">
                <text:p>0.3827</text:p>
              </table:table-cell>
              <table:table-cell office:value-type="float" office:value="0.385">
                <text:p>0.385</text:p>
              </table:table-cell>
              <table:table-cell office:value-type="float" office:value="0.4027">
                <text:p>0.4027</text:p>
              </table:table-cell>
              <table:table-cell office:value-type="float" office:value="0.4095">
                <text:p>0.4095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P_20</text:p>
                <draw:g>
                  <svg:desc>'data_all_351-400_9'.A26:'data_all_351-400_9'.A26</svg:desc>
                </draw:g>
              </table:table-cell>
              <table:table-cell office:value-type="float" office:value="0.378">
                <text:p>0.378</text:p>
                <draw:g>
                  <svg:desc>'data_all_351-400_9'.B26:'data_all_351-400_9'.G26</svg:desc>
                </draw:g>
              </table:table-cell>
              <table:table-cell office:value-type="float" office:value="0.354">
                <text:p>0.354</text:p>
              </table:table-cell>
              <table:table-cell office:value-type="float" office:value="0.3622">
                <text:p>0.3622</text:p>
              </table:table-cell>
              <table:table-cell office:value-type="float" office:value="0.3643">
                <text:p>0.3643</text:p>
              </table:table-cell>
              <table:table-cell office:value-type="float" office:value="0.3684">
                <text:p>0.3684</text:p>
              </table:table-cell>
              <table:table-cell office:value-type="float" office:value="0.3735">
                <text:p>0.3735</text:p>
              </table:table-cell>
            </table:table-row>
            <table:table-row>
              <table:table-cell office:value-type="string">
                <text:p>P_30 </text:p>
                <draw:g>
                  <svg:desc>'data_all_351-400_9'.A27:'data_all_351-400_9'.A27</svg:desc>
                </draw:g>
              </table:table-cell>
              <table:table-cell office:value-type="float" office:value="0.3353">
                <text:p>0.3353</text:p>
                <draw:g>
                  <svg:desc>'data_all_351-400_9'.B27:'data_all_351-400_9'.G27</svg:desc>
                </draw:g>
              </table:table-cell>
              <table:table-cell office:value-type="float" office:value="0.3173">
                <text:p>0.3173</text:p>
              </table:table-cell>
              <table:table-cell office:value-type="float" office:value="0.3177">
                <text:p>0.3177</text:p>
              </table:table-cell>
              <table:table-cell office:value-type="float" office:value="0.3279">
                <text:p>0.3279</text:p>
              </table:table-cell>
              <table:table-cell office:value-type="float" office:value="0.3286">
                <text:p>0.3286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string">
                <text:p>P_100 </text:p>
                <draw:g>
                  <svg:desc>'data_all_351-400_9'.A28:'data_all_351-400_9'.A28</svg:desc>
                </draw:g>
              </table:table-cell>
              <table:table-cell office:value-type="float" office:value="0.1974">
                <text:p>0.1974</text:p>
                <draw:g>
                  <svg:desc>'data_all_351-400_9'.B28:'data_all_351-400_9'.G28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006">
                <text:p>0.2006</text:p>
              </table:table-cell>
              <table:table-cell office:value-type="float" office:value="0.2096">
                <text:p>0.2096</text:p>
              </table:table-cell>
              <table:table-cell office:value-type="float" office:value="0.2049">
                <text:p>0.2049</text:p>
              </table:table-cell>
              <table:table-cell office:value-type="float" office:value="0.2022">
                <text:p>0.2022</text:p>
              </table:table-cell>
            </table:table-row>
            <table:table-row>
              <table:table-cell office:value-type="string">
                <text:p>P_200</text:p>
                <draw:g>
                  <svg:desc>'data_all_351-400_9'.A29:'data_all_351-400_9'.A29</svg:desc>
                </draw:g>
              </table:table-cell>
              <table:table-cell office:value-type="float" office:value="0.1421">
                <text:p>0.1421</text:p>
                <draw:g>
                  <svg:desc>'data_all_351-400_9'.B29:'data_all_351-400_9'.G29</svg:desc>
                </draw:g>
              </table:table-cell>
              <table:table-cell office:value-type="float" office:value="0.1376">
                <text:p>0.1376</text:p>
              </table:table-cell>
              <table:table-cell office:value-type="float" office:value="0.1439">
                <text:p>0.1439</text:p>
              </table:table-cell>
              <table:table-cell office:value-type="float" office:value="0.1492">
                <text:p>0.1492</text:p>
              </table:table-cell>
              <table:table-cell office:value-type="float" office:value="0.1499">
                <text:p>0.1499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P_500</text:p>
                <draw:g>
                  <svg:desc>'data_all_351-400_9'.A30:'data_all_351-400_9'.A30</svg:desc>
                </draw:g>
              </table:table-cell>
              <table:table-cell office:value-type="float" office:value="0.0802">
                <text:p>0.0802</text:p>
                <draw:g>
                  <svg:desc>'data_all_351-400_9'.B30:'data_all_351-400_9'.G30</svg:desc>
                </draw:g>
              </table:table-cell>
              <table:table-cell office:value-type="float" office:value="0.0799">
                <text:p>0.0799</text:p>
              </table:table-cell>
              <table:table-cell office:value-type="float" office:value="0.0821">
                <text:p>0.0821</text:p>
              </table:table-cell>
              <table:table-cell office:value-type="float" office:value="0.0839">
                <text:p>0.0839</text:p>
              </table:table-cell>
              <table:table-cell office:value-type="float" office:value="0.083">
                <text:p>0.083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P_1000 </text:p>
                <draw:g>
                  <svg:desc>'data_all_351-400_9'.A31:'data_all_351-400_9'.A31</svg:desc>
                </draw:g>
              </table:table-cell>
              <table:table-cell office:value-type="float" office:value="0.0469">
                <text:p>0.0469</text:p>
                <draw:g>
                  <svg:desc>'data_all_351-400_9'.B31:'data_all_351-400_9'.G31</svg:desc>
                </draw:g>
              </table:table-cell>
              <table:table-cell office:value-type="float" office:value="0.0467">
                <text:p>0.0467</text:p>
              </table:table-cell>
              <table:table-cell office:value-type="float" office:value="0.0494">
                <text:p>0.0494</text:p>
              </table:table-cell>
              <table:table-cell office:value-type="float" office:value="0.0499">
                <text:p>0.0499</text:p>
              </table:table-cell>
              <table:table-cell office:value-type="float" office:value="0.0489">
                <text:p>0.0489</text:p>
              </table:table-cell>
              <table:table-cell office:value-type="float" office:value="0.0483">
                <text:p>0.04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382cm" svg:y="2.211cm" style:legend-expansion="high" chart:style-name="ch2"/>
        <chart:plot-area chart:style-name="ch3" table:cell-range-address="'data_all_351-400_9'.I22:'data_all_351-400_9'.O31" chart:data-source-has-labels="both" svg:x="0.319cm" svg:y="0.18cm" svg:width="12.744cm" svg:height="8.645cm">
          <chartooo:coordinate-region svg:x="1.046cm" svg:y="0.38cm" svg:width="11.923cm" svg:height="7.798cm"/>
          <chart:axis chart:dimension="x" chart:name="primary-x" chart:style-name="ch4" chartooo:axis-type="auto">
            <chartooo:date-scale/>
            <chart:categories table:cell-range-address="'data_all_351-400_9'.J22:'data_all_351-400_9'.O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51-400_9'.J23:'data_all_351-400_9'.O23" chart:label-cell-address="'data_all_351-400_9'.I23:'data_all_351-400_9'.I23" chart:class="chart:line">
            <chart:data-point chart:repeated="6"/>
          </chart:series>
          <chart:series chart:style-name="ch7" chart:values-cell-range-address="'data_all_351-400_9'.J24:'data_all_351-400_9'.O24" chart:label-cell-address="'data_all_351-400_9'.I24:'data_all_351-400_9'.I24" chart:class="chart:line">
            <chart:data-point chart:repeated="6"/>
          </chart:series>
          <chart:series chart:style-name="ch8" chart:values-cell-range-address="'data_all_351-400_9'.J25:'data_all_351-400_9'.O25" chart:label-cell-address="'data_all_351-400_9'.I25:'data_all_351-400_9'.I25" chart:class="chart:line">
            <chart:data-point chart:repeated="6"/>
          </chart:series>
          <chart:series chart:style-name="ch9" chart:values-cell-range-address="'data_all_351-400_9'.J26:'data_all_351-400_9'.O26" chart:label-cell-address="'data_all_351-400_9'.I26:'data_all_351-400_9'.I26" chart:class="chart:line">
            <chart:data-point chart:repeated="6"/>
          </chart:series>
          <chart:series chart:style-name="ch10" chart:values-cell-range-address="'data_all_351-400_9'.J27:'data_all_351-400_9'.O27" chart:label-cell-address="'data_all_351-400_9'.I27:'data_all_351-400_9'.I27" chart:class="chart:line">
            <chart:data-point chart:repeated="6"/>
          </chart:series>
          <chart:series chart:style-name="ch11" chart:values-cell-range-address="'data_all_351-400_9'.J28:'data_all_351-400_9'.O28" chart:label-cell-address="'data_all_351-400_9'.I28:'data_all_351-400_9'.I28" chart:class="chart:line">
            <chart:data-point chart:repeated="6"/>
          </chart:series>
          <chart:series chart:style-name="ch12" chart:values-cell-range-address="'data_all_351-400_9'.J29:'data_all_351-400_9'.O29" chart:label-cell-address="'data_all_351-400_9'.I29:'data_all_351-400_9'.I29" chart:class="chart:line">
            <chart:data-point chart:repeated="6"/>
          </chart:series>
          <chart:series chart:style-name="ch13" chart:values-cell-range-address="'data_all_351-400_9'.J30:'data_all_351-400_9'.O30" chart:label-cell-address="'data_all_351-400_9'.I30:'data_all_351-400_9'.I30" chart:class="chart:line">
            <chart:data-point chart:repeated="6"/>
          </chart:series>
          <chart:series chart:style-name="ch14" chart:values-cell-range-address="'data_all_351-400_9'.J31:'data_all_351-400_9'.O31" chart:label-cell-address="'data_all_351-400_9'.I31:'data_all_351-400_9'.I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51-400_9'.J22:'data_all_351-400_9'.O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51-400_9'.I23:'data_all_351-400_9'.I23</svg:desc>
                </draw:g>
              </table:table-cell>
              <table:table-cell office:value-type="float" office:value="0.504">
                <text:p>0.504</text:p>
                <draw:g>
                  <svg:desc>'data_all_351-400_9'.J23:'data_all_351-400_9'.O23</svg:desc>
                </draw:g>
              </table:table-cell>
              <table:table-cell office:value-type="float" office:value="0.476">
                <text:p>0.476</text:p>
              </table:table-cell>
              <table:table-cell office:value-type="float" office:value="0.4939">
                <text:p>0.4939</text:p>
              </table:table-cell>
              <table:table-cell office:value-type="float" office:value="0.4917">
                <text:p>0.4917</text:p>
              </table:table-cell>
              <table:table-cell office:value-type="float" office:value="0.5083">
                <text:p>0.5083</text:p>
              </table:table-cell>
              <table:table-cell office:value-type="float" office:value="0.5167">
                <text:p>0.5167</text:p>
              </table:table-cell>
            </table:table-row>
            <table:table-row>
              <table:table-cell office:value-type="string">
                <text:p>P_10 </text:p>
                <draw:g>
                  <svg:desc>'data_all_351-400_9'.I24:'data_all_351-400_9'.I24</svg:desc>
                </draw:g>
              </table:table-cell>
              <table:table-cell office:value-type="float" office:value="0.464">
                <text:p>0.464</text:p>
                <draw:g>
                  <svg:desc>'data_all_351-400_9'.J24:'data_all_351-400_9'.O24</svg:desc>
                </draw:g>
              </table:table-cell>
              <table:table-cell office:value-type="float" office:value="0.444">
                <text:p>0.444</text:p>
              </table:table-cell>
              <table:table-cell office:value-type="float" office:value="0.4306">
                <text:p>0.4306</text:p>
              </table:table-cell>
              <table:table-cell office:value-type="float" office:value="0.4458">
                <text:p>0.4458</text:p>
              </table:table-cell>
              <table:table-cell office:value-type="float" office:value="0.4417">
                <text:p>0.441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P_15 </text:p>
                <draw:g>
                  <svg:desc>'data_all_351-400_9'.I25:'data_all_351-400_9'.I25</svg:desc>
                </draw:g>
              </table:table-cell>
              <table:table-cell office:value-type="float" office:value="0.4347">
                <text:p>0.4347</text:p>
                <draw:g>
                  <svg:desc>'data_all_351-400_9'.J25:'data_all_351-400_9'.O25</svg:desc>
                </draw:g>
              </table:table-cell>
              <table:table-cell office:value-type="float" office:value="0.4107">
                <text:p>0.4107</text:p>
              </table:table-cell>
              <table:table-cell office:value-type="float" office:value="0.4041">
                <text:p>0.4041</text:p>
              </table:table-cell>
              <table:table-cell office:value-type="float" office:value="0.4222">
                <text:p>0.4222</text:p>
              </table:table-cell>
              <table:table-cell office:value-type="float" office:value="0.4097">
                <text:p>0.4097</text:p>
              </table:table-cell>
              <table:table-cell office:value-type="float" office:value="0.4153">
                <text:p>0.4153</text:p>
              </table:table-cell>
            </table:table-row>
            <table:table-row>
              <table:table-cell office:value-type="string">
                <text:p>P_20</text:p>
                <draw:g>
                  <svg:desc>'data_all_351-400_9'.I26:'data_all_351-400_9'.I26</svg:desc>
                </draw:g>
              </table:table-cell>
              <table:table-cell office:value-type="float" office:value="0.406">
                <text:p>0.406</text:p>
                <draw:g>
                  <svg:desc>'data_all_351-400_9'.J26:'data_all_351-400_9'.O26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0.3816">
                <text:p>0.3816</text:p>
              </table:table-cell>
              <table:table-cell office:value-type="float" office:value="0.3927">
                <text:p>0.3927</text:p>
              </table:table-cell>
              <table:table-cell office:value-type="float" office:value="0.3844">
                <text:p>0.3844</text:p>
              </table:table-cell>
              <table:table-cell office:value-type="float" office:value="0.3885">
                <text:p>0.3885</text:p>
              </table:table-cell>
            </table:table-row>
            <table:table-row>
              <table:table-cell office:value-type="string">
                <text:p>P_30 </text:p>
                <draw:g>
                  <svg:desc>'data_all_351-400_9'.I27:'data_all_351-400_9'.I27</svg:desc>
                </draw:g>
              </table:table-cell>
              <table:table-cell office:value-type="float" office:value="0.3647">
                <text:p>0.3647</text:p>
                <draw:g>
                  <svg:desc>'data_all_351-400_9'.J27:'data_all_351-400_9'.O27</svg:desc>
                </draw:g>
              </table:table-cell>
              <table:table-cell office:value-type="float" office:value="0.3453">
                <text:p>0.3453</text:p>
              </table:table-cell>
              <table:table-cell office:value-type="float" office:value="0.3313">
                <text:p>0.3313</text:p>
              </table:table-cell>
              <table:table-cell office:value-type="float" office:value="0.3403">
                <text:p>0.3403</text:p>
              </table:table-cell>
              <table:table-cell office:value-type="float" office:value="0.3375">
                <text:p>0.3375</text:p>
              </table:table-cell>
              <table:table-cell office:value-type="float" office:value="0.3347">
                <text:p>0.3347</text:p>
              </table:table-cell>
            </table:table-row>
            <table:table-row>
              <table:table-cell office:value-type="string">
                <text:p>P_100 </text:p>
                <draw:g>
                  <svg:desc>'data_all_351-400_9'.I28:'data_all_351-400_9'.I28</svg:desc>
                </draw:g>
              </table:table-cell>
              <table:table-cell office:value-type="float" office:value="0.2156">
                <text:p>0.2156</text:p>
                <draw:g>
                  <svg:desc>'data_all_351-400_9'.J28:'data_all_351-400_9'.O28</svg:desc>
                </draw:g>
              </table:table-cell>
              <table:table-cell office:value-type="float" office:value="0.2056">
                <text:p>0.2056</text:p>
              </table:table-cell>
              <table:table-cell office:value-type="float" office:value="0.1996">
                <text:p>0.1996</text:p>
              </table:table-cell>
              <table:table-cell office:value-type="float" office:value="0.2052">
                <text:p>0.2052</text:p>
              </table:table-cell>
              <table:table-cell office:value-type="float" office:value="0.2094">
                <text:p>0.2094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string">
                <text:p>P_200</text:p>
                <draw:g>
                  <svg:desc>'data_all_351-400_9'.I29:'data_all_351-400_9'.I29</svg:desc>
                </draw:g>
              </table:table-cell>
              <table:table-cell office:value-type="float" office:value="0.1489">
                <text:p>0.1489</text:p>
                <draw:g>
                  <svg:desc>'data_all_351-400_9'.J29:'data_all_351-400_9'.O29</svg:desc>
                </draw:g>
              </table:table-cell>
              <table:table-cell office:value-type="float" office:value="0.1451">
                <text:p>0.1451</text:p>
              </table:table-cell>
              <table:table-cell office:value-type="float" office:value="0.1419">
                <text:p>0.1419</text:p>
              </table:table-cell>
              <table:table-cell office:value-type="float" office:value="0.1439">
                <text:p>0.1439</text:p>
              </table:table-cell>
              <table:table-cell office:value-type="float" office:value="0.147">
                <text:p>0.147</text:p>
              </table:table-cell>
              <table:table-cell office:value-type="float" office:value="0.1449">
                <text:p>0.1449</text:p>
              </table:table-cell>
            </table:table-row>
            <table:table-row>
              <table:table-cell office:value-type="string">
                <text:p>P_500</text:p>
                <draw:g>
                  <svg:desc>'data_all_351-400_9'.I30:'data_all_351-400_9'.I30</svg:desc>
                </draw:g>
              </table:table-cell>
              <table:table-cell office:value-type="float" office:value="0.0844">
                <text:p>0.0844</text:p>
                <draw:g>
                  <svg:desc>'data_all_351-400_9'.J30:'data_all_351-400_9'.O30</svg:desc>
                </draw:g>
              </table:table-cell>
              <table:table-cell office:value-type="float" office:value="0.082">
                <text:p>0.082</text:p>
              </table:table-cell>
              <table:table-cell office:value-type="float" office:value="0.0791">
                <text:p>0.0791</text:p>
              </table:table-cell>
              <table:table-cell office:value-type="float" office:value="0.0803">
                <text:p>0.0803</text:p>
              </table:table-cell>
              <table:table-cell office:value-type="float" office:value="0.0809">
                <text:p>0.0809</text:p>
              </table:table-cell>
              <table:table-cell office:value-type="float" office:value="0.0813">
                <text:p>0.0813</text:p>
              </table:table-cell>
            </table:table-row>
            <table:table-row>
              <table:table-cell office:value-type="string">
                <text:p>P_1000 </text:p>
                <draw:g>
                  <svg:desc>'data_all_351-400_9'.I31:'data_all_351-400_9'.I31</svg:desc>
                </draw:g>
              </table:table-cell>
              <table:table-cell office:value-type="float" office:value="0.0508">
                <text:p>0.0508</text:p>
                <draw:g>
                  <svg:desc>'data_all_351-400_9'.J31:'data_all_351-400_9'.O31</svg:desc>
                </draw:g>
              </table:table-cell>
              <table:table-cell office:value-type="float" office:value="0.049">
                <text:p>0.049</text:p>
              </table:table-cell>
              <table:table-cell office:value-type="float" office:value="0.047">
                <text:p>0.047</text:p>
              </table:table-cell>
              <table:table-cell office:value-type="float" office:value="0.0471">
                <text:p>0.0471</text:p>
              </table:table-cell>
              <table:table-cell office:value-type="float" office:value="0.0473">
                <text:p>0.0473</text:p>
              </table:table-cell>
              <table:table-cell office:value-type="float" office:value="0.0477">
                <text:p>0.04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382cm" svg:y="2.211cm" style:legend-expansion="high" chart:style-name="ch2"/>
        <chart:plot-area chart:style-name="ch3" table:cell-range-address="'data_all_351-400_9'.Q22:'data_all_351-400_9'.W31" chart:data-source-has-labels="both" svg:x="0.319cm" svg:y="0.18cm" svg:width="12.744cm" svg:height="8.645cm">
          <chartooo:coordinate-region svg:x="1.231cm" svg:y="0.379cm" svg:width="11.738cm" svg:height="7.799cm"/>
          <chart:axis chart:dimension="x" chart:name="primary-x" chart:style-name="ch4" chartooo:axis-type="auto">
            <chartooo:date-scale/>
            <chart:categories table:cell-range-address="'data_all_351-400_9'.R22:'data_all_351-400_9'.W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351-400_9'.R23:'data_all_351-400_9'.W23" chart:label-cell-address="'data_all_351-400_9'.Q23:'data_all_351-400_9'.Q23" chart:class="chart:line">
            <chart:data-point chart:repeated="6"/>
          </chart:series>
          <chart:series chart:style-name="ch7" chart:values-cell-range-address="'data_all_351-400_9'.R24:'data_all_351-400_9'.W24" chart:label-cell-address="'data_all_351-400_9'.Q24:'data_all_351-400_9'.Q24" chart:class="chart:line">
            <chart:data-point chart:repeated="6"/>
          </chart:series>
          <chart:series chart:style-name="ch8" chart:values-cell-range-address="'data_all_351-400_9'.R25:'data_all_351-400_9'.W25" chart:label-cell-address="'data_all_351-400_9'.Q25:'data_all_351-400_9'.Q25" chart:class="chart:line">
            <chart:data-point chart:repeated="6"/>
          </chart:series>
          <chart:series chart:style-name="ch9" chart:values-cell-range-address="'data_all_351-400_9'.R26:'data_all_351-400_9'.W26" chart:label-cell-address="'data_all_351-400_9'.Q26:'data_all_351-400_9'.Q26" chart:class="chart:line">
            <chart:data-point chart:repeated="6"/>
          </chart:series>
          <chart:series chart:style-name="ch10" chart:values-cell-range-address="'data_all_351-400_9'.R27:'data_all_351-400_9'.W27" chart:label-cell-address="'data_all_351-400_9'.Q27:'data_all_351-400_9'.Q27" chart:class="chart:line">
            <chart:data-point chart:repeated="6"/>
          </chart:series>
          <chart:series chart:style-name="ch11" chart:values-cell-range-address="'data_all_351-400_9'.R28:'data_all_351-400_9'.W28" chart:label-cell-address="'data_all_351-400_9'.Q28:'data_all_351-400_9'.Q28" chart:class="chart:line">
            <chart:data-point chart:repeated="6"/>
          </chart:series>
          <chart:series chart:style-name="ch12" chart:values-cell-range-address="'data_all_351-400_9'.R29:'data_all_351-400_9'.W29" chart:label-cell-address="'data_all_351-400_9'.Q29:'data_all_351-400_9'.Q29" chart:class="chart:line">
            <chart:data-point chart:repeated="6"/>
          </chart:series>
          <chart:series chart:style-name="ch13" chart:values-cell-range-address="'data_all_351-400_9'.R30:'data_all_351-400_9'.W30" chart:label-cell-address="'data_all_351-400_9'.Q30:'data_all_351-400_9'.Q30" chart:class="chart:line">
            <chart:data-point chart:repeated="6"/>
          </chart:series>
          <chart:series chart:style-name="ch14" chart:values-cell-range-address="'data_all_351-400_9'.R31:'data_all_351-400_9'.W31" chart:label-cell-address="'data_all_351-400_9'.Q31:'data_all_351-400_9'.Q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351-400_9'.R22:'data_all_351-400_9'.W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351-400_9'.Q23:'data_all_351-400_9'.Q23</svg:desc>
                </draw:g>
              </table:table-cell>
              <table:table-cell office:value-type="float" office:value="0.448">
                <text:p>0.448</text:p>
                <draw:g>
                  <svg:desc>'data_all_351-400_9'.R23:'data_all_351-400_9'.W23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5">
                <text:p>0.425</text:p>
              </table:table-cell>
              <table:table-cell office:value-type="float" office:value="0.4087">
                <text:p>0.4087</text:p>
              </table:table-cell>
              <table:table-cell office:value-type="float" office:value="0.3909">
                <text:p>0.390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_10 </text:p>
                <draw:g>
                  <svg:desc>'data_all_351-400_9'.Q24:'data_all_351-400_9'.Q24</svg:desc>
                </draw:g>
              </table:table-cell>
              <table:table-cell office:value-type="float" office:value="0.424">
                <text:p>0.424</text:p>
                <draw:g>
                  <svg:desc>'data_all_351-400_9'.R24:'data_all_351-400_9'.W24</svg:desc>
                </draw:g>
              </table:table-cell>
              <table:table-cell office:value-type="float" office:value="0.396">
                <text:p>0.396</text:p>
              </table:table-cell>
              <table:table-cell office:value-type="float" office:value="0.3937">
                <text:p>0.3937</text:p>
              </table:table-cell>
              <table:table-cell office:value-type="float" office:value="0.4065">
                <text:p>0.4065</text:p>
              </table:table-cell>
              <table:table-cell office:value-type="float" office:value="0.3795">
                <text:p>0.3795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string">
                <text:p>P_15 </text:p>
                <draw:g>
                  <svg:desc>'data_all_351-400_9'.Q25:'data_all_351-400_9'.Q25</svg:desc>
                </draw:g>
              </table:table-cell>
              <table:table-cell office:value-type="float" office:value="0.4053">
                <text:p>0.4053</text:p>
                <draw:g>
                  <svg:desc>'data_all_351-400_9'.R25:'data_all_351-400_9'.W25</svg:desc>
                </draw:g>
              </table:table-cell>
              <table:table-cell office:value-type="float" office:value="0.392">
                <text:p>0.392</text:p>
              </table:table-cell>
              <table:table-cell office:value-type="float" office:value="0.375">
                <text:p>0.375</text:p>
              </table:table-cell>
              <table:table-cell office:value-type="float" office:value="0.3942">
                <text:p>0.3942</text:p>
              </table:table-cell>
              <table:table-cell office:value-type="float" office:value="0.3818">
                <text:p>0.3818</text:p>
              </table:table-cell>
              <table:table-cell office:value-type="float" office:value="0.3773">
                <text:p>0.3773</text:p>
              </table:table-cell>
            </table:table-row>
            <table:table-row>
              <table:table-cell office:value-type="string">
                <text:p>P_20</text:p>
                <draw:g>
                  <svg:desc>'data_all_351-400_9'.Q26:'data_all_351-400_9'.Q26</svg:desc>
                </draw:g>
              </table:table-cell>
              <table:table-cell office:value-type="float" office:value="0.388">
                <text:p>0.388</text:p>
                <draw:g>
                  <svg:desc>'data_all_351-400_9'.R26:'data_all_351-400_9'.W26</svg:desc>
                </draw:g>
              </table:table-cell>
              <table:table-cell office:value-type="float" office:value="0.365">
                <text:p>0.365</text:p>
              </table:table-cell>
              <table:table-cell office:value-type="float" office:value="0.3552">
                <text:p>0.3552</text:p>
              </table:table-cell>
              <table:table-cell office:value-type="float" office:value="0.3728">
                <text:p>0.3728</text:p>
              </table:table-cell>
              <table:table-cell office:value-type="float" office:value="0.3614">
                <text:p>0.361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P_30 </text:p>
                <draw:g>
                  <svg:desc>'data_all_351-400_9'.Q27:'data_all_351-400_9'.Q27</svg:desc>
                </draw:g>
              </table:table-cell>
              <table:table-cell office:value-type="float" office:value="0.3447">
                <text:p>0.3447</text:p>
                <draw:g>
                  <svg:desc>'data_all_351-400_9'.R27:'data_all_351-400_9'.W27</svg:desc>
                </draw:g>
              </table:table-cell>
              <table:table-cell office:value-type="float" office:value="0.3227">
                <text:p>0.3227</text:p>
              </table:table-cell>
              <table:table-cell office:value-type="float" office:value="0.3125">
                <text:p>0.3125</text:p>
              </table:table-cell>
              <table:table-cell office:value-type="float" office:value="0.3203">
                <text:p>0.3203</text:p>
              </table:table-cell>
              <table:table-cell office:value-type="float" office:value="0.3121">
                <text:p>0.3121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P_100 </text:p>
                <draw:g>
                  <svg:desc>'data_all_351-400_9'.Q28:'data_all_351-400_9'.Q28</svg:desc>
                </draw:g>
              </table:table-cell>
              <table:table-cell office:value-type="float" office:value="0.2118">
                <text:p>0.2118</text:p>
                <draw:g>
                  <svg:desc>'data_all_351-400_9'.R28:'data_all_351-400_9'.W28</svg:desc>
                </draw:g>
              </table:table-cell>
              <table:table-cell office:value-type="float" office:value="0.201">
                <text:p>0.201</text:p>
              </table:table-cell>
              <table:table-cell office:value-type="float" office:value="0.1908">
                <text:p>0.1908</text:p>
              </table:table-cell>
              <table:table-cell office:value-type="float" office:value="0.1917">
                <text:p>0.1917</text:p>
              </table:table-cell>
              <table:table-cell office:value-type="float" office:value="0.1934">
                <text:p>0.1934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P_200</text:p>
                <draw:g>
                  <svg:desc>'data_all_351-400_9'.Q29:'data_all_351-400_9'.Q29</svg:desc>
                </draw:g>
              </table:table-cell>
              <table:table-cell office:value-type="float" office:value="0.1489">
                <text:p>0.1489</text:p>
                <draw:g>
                  <svg:desc>'data_all_351-400_9'.R29:'data_all_351-400_9'.W29</svg:desc>
                </draw:g>
              </table:table-cell>
              <table:table-cell office:value-type="float" office:value="0.1414">
                <text:p>0.1414</text:p>
              </table:table-cell>
              <table:table-cell office:value-type="float" office:value="0.1282">
                <text:p>0.1282</text:p>
              </table:table-cell>
              <table:table-cell office:value-type="float" office:value="0.1304">
                <text:p>0.1304</text:p>
              </table:table-cell>
              <table:table-cell office:value-type="float" office:value="0.1298">
                <text:p>0.1298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string">
                <text:p>P_500</text:p>
                <draw:g>
                  <svg:desc>'data_all_351-400_9'.Q30:'data_all_351-400_9'.Q30</svg:desc>
                </draw:g>
              </table:table-cell>
              <table:table-cell office:value-type="float" office:value="0.0841">
                <text:p>0.0841</text:p>
                <draw:g>
                  <svg:desc>'data_all_351-400_9'.R30:'data_all_351-400_9'.W30</svg:desc>
                </draw:g>
              </table:table-cell>
              <table:table-cell office:value-type="float" office:value="0.0788">
                <text:p>0.0788</text:p>
              </table:table-cell>
              <table:table-cell office:value-type="float" office:value="0.0682">
                <text:p>0.0682</text:p>
              </table:table-cell>
              <table:table-cell office:value-type="float" office:value="0.0693">
                <text:p>0.0693</text:p>
              </table:table-cell>
              <table:table-cell office:value-type="float" office:value="0.0697">
                <text:p>0.0697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P_1000 </text:p>
                <draw:g>
                  <svg:desc>'data_all_351-400_9'.Q31:'data_all_351-400_9'.Q31</svg:desc>
                </draw:g>
              </table:table-cell>
              <table:table-cell office:value-type="float" office:value="0.0506">
                <text:p>0.0506</text:p>
                <draw:g>
                  <svg:desc>'data_all_351-400_9'.R31:'data_all_351-400_9'.W31</svg:desc>
                </draw:g>
              </table:table-cell>
              <table:table-cell office:value-type="float" office:value="0.0473">
                <text:p>0.0473</text:p>
              </table:table-cell>
              <table:table-cell office:value-type="float" office:value="0.0401">
                <text:p>0.0401</text:p>
              </table:table-cell>
              <table:table-cell office:value-type="float" office:value="0.0406">
                <text:p>0.0406</text:p>
              </table:table-cell>
              <table:table-cell office:value-type="float" office:value="0.041">
                <text:p>0.041</text:p>
              </table:table-cell>
              <table:table-cell office:value-type="float" office:value="0.0409">
                <text:p>0.0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3.365cm" svg:y="2.211cm" style:legend-expansion="high" chart:style-name="ch2"/>
        <chart:plot-area chart:style-name="ch3" table:cell-range-address="'data_all_401-450_9'.A22:'data_all_401-450_9'.G31" chart:data-source-has-labels="both" svg:x="0.319cm" svg:y="0.18cm" svg:width="12.727cm" svg:height="8.645cm">
          <chartooo:coordinate-region svg:x="1.231cm" svg:y="0.379cm" svg:width="11.721cm" svg:height="7.799cm"/>
          <chart:axis chart:dimension="x" chart:name="primary-x" chart:style-name="ch4" chartooo:axis-type="auto">
            <chartooo:date-scale/>
            <chart:categories table:cell-range-address="'data_all_401-450_9'.B22:'data_all_401-450_9'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401-450_9'.B23:'data_all_401-450_9'.G23" chart:label-cell-address="'data_all_401-450_9'.A23:'data_all_401-450_9'.A23" chart:class="chart:line">
            <chart:data-point chart:repeated="6"/>
          </chart:series>
          <chart:series chart:style-name="ch7" chart:values-cell-range-address="'data_all_401-450_9'.B24:'data_all_401-450_9'.G24" chart:label-cell-address="'data_all_401-450_9'.A24:'data_all_401-450_9'.A24" chart:class="chart:line">
            <chart:data-point chart:repeated="6"/>
          </chart:series>
          <chart:series chart:style-name="ch8" chart:values-cell-range-address="'data_all_401-450_9'.B25:'data_all_401-450_9'.G25" chart:label-cell-address="'data_all_401-450_9'.A25:'data_all_401-450_9'.A25" chart:class="chart:line">
            <chart:data-point chart:repeated="6"/>
          </chart:series>
          <chart:series chart:style-name="ch9" chart:values-cell-range-address="'data_all_401-450_9'.B26:'data_all_401-450_9'.G26" chart:label-cell-address="'data_all_401-450_9'.A26:'data_all_401-450_9'.A26" chart:class="chart:line">
            <chart:data-point chart:repeated="6"/>
          </chart:series>
          <chart:series chart:style-name="ch10" chart:values-cell-range-address="'data_all_401-450_9'.B27:'data_all_401-450_9'.G27" chart:label-cell-address="'data_all_401-450_9'.A27:'data_all_401-450_9'.A27" chart:class="chart:line">
            <chart:data-point chart:repeated="6"/>
          </chart:series>
          <chart:series chart:style-name="ch11" chart:values-cell-range-address="'data_all_401-450_9'.B28:'data_all_401-450_9'.G28" chart:label-cell-address="'data_all_401-450_9'.A28:'data_all_401-450_9'.A28" chart:class="chart:line">
            <chart:data-point chart:repeated="6"/>
          </chart:series>
          <chart:series chart:style-name="ch12" chart:values-cell-range-address="'data_all_401-450_9'.B29:'data_all_401-450_9'.G29" chart:label-cell-address="'data_all_401-450_9'.A29:'data_all_401-450_9'.A29" chart:class="chart:line">
            <chart:data-point chart:repeated="6"/>
          </chart:series>
          <chart:series chart:style-name="ch13" chart:values-cell-range-address="'data_all_401-450_9'.B30:'data_all_401-450_9'.G30" chart:label-cell-address="'data_all_401-450_9'.A30:'data_all_401-450_9'.A30" chart:class="chart:line">
            <chart:data-point chart:repeated="6"/>
          </chart:series>
          <chart:series chart:style-name="ch14" chart:values-cell-range-address="'data_all_401-450_9'.B31:'data_all_401-450_9'.G31" chart:label-cell-address="'data_all_401-450_9'.A31:'data_all_401-450_9'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401-450_9'.B22:'data_all_401-450_9'.G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401-450_9'.A23:'data_all_401-450_9'.A23</svg:desc>
                </draw:g>
              </table:table-cell>
              <table:table-cell office:value-type="float" office:value="0.472">
                <text:p>0.472</text:p>
                <draw:g>
                  <svg:desc>'data_all_401-450_9'.B23:'data_all_401-450_9'.G23</svg:desc>
                </draw:g>
              </table:table-cell>
              <table:table-cell office:value-type="float" office:value="0.472">
                <text:p>0.472</text:p>
              </table:table-cell>
              <table:table-cell office:value-type="float" office:value="0.444">
                <text:p>0.444</text:p>
              </table:table-cell>
              <table:table-cell office:value-type="float" office:value="0.432">
                <text:p>0.432</text:p>
              </table:table-cell>
              <table:table-cell office:value-type="float" office:value="0.449">
                <text:p>0.449</text:p>
              </table:table-cell>
              <table:table-cell office:value-type="float" office:value="0.4531">
                <text:p>0.4531</text:p>
              </table:table-cell>
            </table:table-row>
            <table:table-row>
              <table:table-cell office:value-type="string">
                <text:p>P_10 </text:p>
                <draw:g>
                  <svg:desc>'data_all_401-450_9'.A24:'data_all_401-450_9'.A24</svg:desc>
                </draw:g>
              </table:table-cell>
              <table:table-cell office:value-type="float" office:value="0.436">
                <text:p>0.436</text:p>
                <draw:g>
                  <svg:desc>'data_all_401-450_9'.B24:'data_all_401-450_9'.G24</svg:desc>
                </draw:g>
              </table:table-cell>
              <table:table-cell office:value-type="float" office:value="0.438">
                <text:p>0.438</text:p>
              </table:table-cell>
              <table:table-cell office:value-type="float" office:value="0.402">
                <text:p>0.402</text:p>
              </table:table-cell>
              <table:table-cell office:value-type="float" office:value="0.412">
                <text:p>0.412</text:p>
              </table:table-cell>
              <table:table-cell office:value-type="float" office:value="0.4122">
                <text:p>0.4122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P_15 </text:p>
                <draw:g>
                  <svg:desc>'data_all_401-450_9'.A25:'data_all_401-450_9'.A25</svg:desc>
                </draw:g>
              </table:table-cell>
              <table:table-cell office:value-type="float" office:value="0.4173">
                <text:p>0.4173</text:p>
                <draw:g>
                  <svg:desc>'data_all_401-450_9'.B25:'data_all_401-450_9'.G25</svg:desc>
                </draw:g>
              </table:table-cell>
              <table:table-cell office:value-type="float" office:value="0.4213">
                <text:p>0.4213</text:p>
              </table:table-cell>
              <table:table-cell office:value-type="float" office:value="0.376">
                <text:p>0.376</text:p>
              </table:table-cell>
              <table:table-cell office:value-type="float" office:value="0.364">
                <text:p>0.364</text:p>
              </table:table-cell>
              <table:table-cell office:value-type="float" office:value="0.3878">
                <text:p>0.3878</text:p>
              </table:table-cell>
              <table:table-cell office:value-type="float" office:value="0.3891">
                <text:p>0.3891</text:p>
              </table:table-cell>
            </table:table-row>
            <table:table-row>
              <table:table-cell office:value-type="string">
                <text:p>P_20</text:p>
                <draw:g>
                  <svg:desc>'data_all_401-450_9'.A26:'data_all_401-450_9'.A26</svg:desc>
                </draw:g>
              </table:table-cell>
              <table:table-cell office:value-type="float" office:value="0.392">
                <text:p>0.392</text:p>
                <draw:g>
                  <svg:desc>'data_all_401-450_9'.B26:'data_all_401-450_9'.G26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0.357">
                <text:p>0.357</text:p>
              </table:table-cell>
              <table:table-cell office:value-type="float" office:value="0.344">
                <text:p>0.344</text:p>
              </table:table-cell>
              <table:table-cell office:value-type="float" office:value="0.3633">
                <text:p>0.3633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P_30 </text:p>
                <draw:g>
                  <svg:desc>'data_all_401-450_9'.A27:'data_all_401-450_9'.A27</svg:desc>
                </draw:g>
              </table:table-cell>
              <table:table-cell office:value-type="float" office:value="0.348">
                <text:p>0.348</text:p>
                <draw:g>
                  <svg:desc>'data_all_401-450_9'.B27:'data_all_401-450_9'.G27</svg:desc>
                </draw:g>
              </table:table-cell>
              <table:table-cell office:value-type="float" office:value="0.342">
                <text:p>0.342</text:p>
              </table:table-cell>
              <table:table-cell office:value-type="float" office:value="0.312">
                <text:p>0.312</text:p>
              </table:table-cell>
              <table:table-cell office:value-type="float" office:value="0.314">
                <text:p>0.314</text:p>
              </table:table-cell>
              <table:table-cell office:value-type="float" office:value="0.3218">
                <text:p>0.3218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string">
                <text:p>P_100 </text:p>
                <draw:g>
                  <svg:desc>'data_all_401-450_9'.A28:'data_all_401-450_9'.A28</svg:desc>
                </draw:g>
              </table:table-cell>
              <table:table-cell office:value-type="float" office:value="0.2262">
                <text:p>0.2262</text:p>
                <draw:g>
                  <svg:desc>'data_all_401-450_9'.B28:'data_all_401-450_9'.G28</svg:desc>
                </draw:g>
              </table:table-cell>
              <table:table-cell office:value-type="float" office:value="0.2158">
                <text:p>0.2158</text:p>
              </table:table-cell>
              <table:table-cell office:value-type="float" office:value="0.2078">
                <text:p>0.2078</text:p>
              </table:table-cell>
              <table:table-cell office:value-type="float" office:value="0.201">
                <text:p>0.201</text:p>
              </table:table-cell>
              <table:table-cell office:value-type="float" office:value="0.208">
                <text:p>0.208</text:p>
              </table:table-cell>
              <table:table-cell office:value-type="float" office:value="0.2092">
                <text:p>0.2092</text:p>
              </table:table-cell>
            </table:table-row>
            <table:table-row>
              <table:table-cell office:value-type="string">
                <text:p>P_200</text:p>
                <draw:g>
                  <svg:desc>'data_all_401-450_9'.A29:'data_all_401-450_9'.A29</svg:desc>
                </draw:g>
              </table:table-cell>
              <table:table-cell office:value-type="float" office:value="0.1557">
                <text:p>0.1557</text:p>
                <draw:g>
                  <svg:desc>'data_all_401-450_9'.B29:'data_all_401-450_9'.G29</svg:desc>
                </draw:g>
              </table:table-cell>
              <table:table-cell office:value-type="float" office:value="0.1466">
                <text:p>0.1466</text:p>
              </table:table-cell>
              <table:table-cell office:value-type="float" office:value="0.1438">
                <text:p>0.1438</text:p>
              </table:table-cell>
              <table:table-cell office:value-type="float" office:value="0.1377">
                <text:p>0.1377</text:p>
              </table:table-cell>
              <table:table-cell office:value-type="float" office:value="0.1426">
                <text:p>0.1426</text:p>
              </table:table-cell>
              <table:table-cell office:value-type="float" office:value="0.1449">
                <text:p>0.1449</text:p>
              </table:table-cell>
            </table:table-row>
            <table:table-row>
              <table:table-cell office:value-type="string">
                <text:p>P_500</text:p>
                <draw:g>
                  <svg:desc>'data_all_401-450_9'.A30:'data_all_401-450_9'.A30</svg:desc>
                </draw:g>
              </table:table-cell>
              <table:table-cell office:value-type="float" office:value="0.0862">
                <text:p>0.0862</text:p>
                <draw:g>
                  <svg:desc>'data_all_401-450_9'.B30:'data_all_401-450_9'.G30</svg:desc>
                </draw:g>
              </table:table-cell>
              <table:table-cell office:value-type="float" office:value="0.0843">
                <text:p>0.0843</text:p>
              </table:table-cell>
              <table:table-cell office:value-type="float" office:value="0.0834">
                <text:p>0.0834</text:p>
              </table:table-cell>
              <table:table-cell office:value-type="float" office:value="0.0796">
                <text:p>0.0796</text:p>
              </table:table-cell>
              <table:table-cell office:value-type="float" office:value="0.0812">
                <text:p>0.0812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P_1000 </text:p>
                <draw:g>
                  <svg:desc>'data_all_401-450_9'.A31:'data_all_401-450_9'.A31</svg:desc>
                </draw:g>
              </table:table-cell>
              <table:table-cell office:value-type="float" office:value="0.0536">
                <text:p>0.0536</text:p>
                <draw:g>
                  <svg:desc>'data_all_401-450_9'.B31:'data_all_401-450_9'.G31</svg:desc>
                </draw:g>
              </table:table-cell>
              <table:table-cell office:value-type="float" office:value="0.0525">
                <text:p>0.0525</text:p>
              </table:table-cell>
              <table:table-cell office:value-type="float" office:value="0.0511">
                <text:p>0.0511</text:p>
              </table:table-cell>
              <table:table-cell office:value-type="float" office:value="0.0496">
                <text:p>0.0496</text:p>
              </table:table-cell>
              <table:table-cell office:value-type="float" office:value="0.0495">
                <text:p>0.0495</text:p>
              </table:table-cell>
              <table:table-cell office:value-type="float" office:value="0.0506">
                <text:p>0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382cm" svg:y="2.211cm" style:legend-expansion="high" chart:style-name="ch2"/>
        <chart:plot-area chart:style-name="ch3" table:cell-range-address="'data_all_401-450_9'.I22:'data_all_401-450_9'.O31" chart:data-source-has-labels="both" svg:x="0.319cm" svg:y="0.18cm" svg:width="12.744cm" svg:height="8.645cm">
          <chartooo:coordinate-region svg:x="1.046cm" svg:y="0.38cm" svg:width="11.923cm" svg:height="7.798cm"/>
          <chart:axis chart:dimension="x" chart:name="primary-x" chart:style-name="ch4" chartooo:axis-type="auto">
            <chartooo:date-scale/>
            <chart:categories table:cell-range-address="'data_all_401-450_9'.J22:'data_all_401-450_9'.O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401-450_9'.J23:'data_all_401-450_9'.O23" chart:label-cell-address="'data_all_401-450_9'.I23:'data_all_401-450_9'.I23" chart:class="chart:line">
            <chart:data-point chart:repeated="6"/>
          </chart:series>
          <chart:series chart:style-name="ch7" chart:values-cell-range-address="'data_all_401-450_9'.J24:'data_all_401-450_9'.O24" chart:label-cell-address="'data_all_401-450_9'.I24:'data_all_401-450_9'.I24" chart:class="chart:line">
            <chart:data-point chart:repeated="6"/>
          </chart:series>
          <chart:series chart:style-name="ch8" chart:values-cell-range-address="'data_all_401-450_9'.J25:'data_all_401-450_9'.O25" chart:label-cell-address="'data_all_401-450_9'.I25:'data_all_401-450_9'.I25" chart:class="chart:line">
            <chart:data-point chart:repeated="6"/>
          </chart:series>
          <chart:series chart:style-name="ch9" chart:values-cell-range-address="'data_all_401-450_9'.J26:'data_all_401-450_9'.O26" chart:label-cell-address="'data_all_401-450_9'.I26:'data_all_401-450_9'.I26" chart:class="chart:line">
            <chart:data-point chart:repeated="6"/>
          </chart:series>
          <chart:series chart:style-name="ch10" chart:values-cell-range-address="'data_all_401-450_9'.J27:'data_all_401-450_9'.O27" chart:label-cell-address="'data_all_401-450_9'.I27:'data_all_401-450_9'.I27" chart:class="chart:line">
            <chart:data-point chart:repeated="6"/>
          </chart:series>
          <chart:series chart:style-name="ch11" chart:values-cell-range-address="'data_all_401-450_9'.J28:'data_all_401-450_9'.O28" chart:label-cell-address="'data_all_401-450_9'.I28:'data_all_401-450_9'.I28" chart:class="chart:line">
            <chart:data-point chart:repeated="6"/>
          </chart:series>
          <chart:series chart:style-name="ch12" chart:values-cell-range-address="'data_all_401-450_9'.J29:'data_all_401-450_9'.O29" chart:label-cell-address="'data_all_401-450_9'.I29:'data_all_401-450_9'.I29" chart:class="chart:line">
            <chart:data-point chart:repeated="6"/>
          </chart:series>
          <chart:series chart:style-name="ch13" chart:values-cell-range-address="'data_all_401-450_9'.J30:'data_all_401-450_9'.O30" chart:label-cell-address="'data_all_401-450_9'.I30:'data_all_401-450_9'.I30" chart:class="chart:line">
            <chart:data-point chart:repeated="6"/>
          </chart:series>
          <chart:series chart:style-name="ch14" chart:values-cell-range-address="'data_all_401-450_9'.J31:'data_all_401-450_9'.O31" chart:label-cell-address="'data_all_401-450_9'.I31:'data_all_401-450_9'.I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401-450_9'.J22:'data_all_401-450_9'.O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401-450_9'.I23:'data_all_401-450_9'.I23</svg:desc>
                </draw:g>
              </table:table-cell>
              <table:table-cell office:value-type="float" office:value="0.5">
                <text:p>0.5</text:p>
                <draw:g>
                  <svg:desc>'data_all_401-450_9'.J23:'data_all_401-450_9'.O23</svg:desc>
                </draw:g>
              </table:table-cell>
              <table:table-cell office:value-type="float" office:value="0.484">
                <text:p>0.484</text:p>
              </table:table-cell>
              <table:table-cell office:value-type="float" office:value="0.4723">
                <text:p>0.4723</text:p>
              </table:table-cell>
              <table:table-cell office:value-type="float" office:value="0.4851">
                <text:p>0.4851</text:p>
              </table:table-cell>
              <table:table-cell office:value-type="float" office:value="0.487">
                <text:p>0.487</text:p>
              </table:table-cell>
              <table:table-cell office:value-type="float" office:value="0.5111">
                <text:p>0.5111</text:p>
              </table:table-cell>
            </table:table-row>
            <table:table-row>
              <table:table-cell office:value-type="string">
                <text:p>P_10 </text:p>
                <draw:g>
                  <svg:desc>'data_all_401-450_9'.I24:'data_all_401-450_9'.I24</svg:desc>
                </draw:g>
              </table:table-cell>
              <table:table-cell office:value-type="float" office:value="0.442">
                <text:p>0.442</text:p>
                <draw:g>
                  <svg:desc>'data_all_401-450_9'.J24:'data_all_401-450_9'.O24</svg:desc>
                </draw:g>
              </table:table-cell>
              <table:table-cell office:value-type="float" office:value="0.444">
                <text:p>0.444</text:p>
              </table:table-cell>
              <table:table-cell office:value-type="float" office:value="0.417">
                <text:p>0.417</text:p>
              </table:table-cell>
              <table:table-cell office:value-type="float" office:value="0.4149">
                <text:p>0.4149</text:p>
              </table:table-cell>
              <table:table-cell office:value-type="float" office:value="0.4391">
                <text:p>0.4391</text:p>
              </table:table-cell>
              <table:table-cell office:value-type="float" office:value="0.4378">
                <text:p>0.4378</text:p>
              </table:table-cell>
            </table:table-row>
            <table:table-row>
              <table:table-cell office:value-type="string">
                <text:p>P_15 </text:p>
                <draw:g>
                  <svg:desc>'data_all_401-450_9'.I25:'data_all_401-450_9'.I25</svg:desc>
                </draw:g>
              </table:table-cell>
              <table:table-cell office:value-type="float" office:value="0.4227">
                <text:p>0.4227</text:p>
                <draw:g>
                  <svg:desc>'data_all_401-450_9'.J25:'data_all_401-450_9'.O25</svg:desc>
                </draw:g>
              </table:table-cell>
              <table:table-cell office:value-type="float" office:value="0.4053">
                <text:p>0.4053</text:p>
              </table:table-cell>
              <table:table-cell office:value-type="float" office:value="0.3745">
                <text:p>0.3745</text:p>
              </table:table-cell>
              <table:table-cell office:value-type="float" office:value="0.3986">
                <text:p>0.3986</text:p>
              </table:table-cell>
              <table:table-cell office:value-type="float" office:value="0.4043">
                <text:p>0.4043</text:p>
              </table:table-cell>
              <table:table-cell office:value-type="float" office:value="0.4044">
                <text:p>0.4044</text:p>
              </table:table-cell>
            </table:table-row>
            <table:table-row>
              <table:table-cell office:value-type="string">
                <text:p>P_20</text:p>
                <draw:g>
                  <svg:desc>'data_all_401-450_9'.I26:'data_all_401-450_9'.I26</svg:desc>
                </draw:g>
              </table:table-cell>
              <table:table-cell office:value-type="float" office:value="0.392">
                <text:p>0.392</text:p>
                <draw:g>
                  <svg:desc>'data_all_401-450_9'.J26:'data_all_401-450_9'.O26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0.35">
                <text:p>0.35</text:p>
              </table:table-cell>
              <table:table-cell office:value-type="float" office:value="0.3585">
                <text:p>0.3585</text:p>
              </table:table-cell>
              <table:table-cell office:value-type="float" office:value="0.3837">
                <text:p>0.3837</text:p>
              </table:table-cell>
              <table:table-cell office:value-type="float" office:value="0.3833">
                <text:p>0.3833</text:p>
              </table:table-cell>
            </table:table-row>
            <table:table-row>
              <table:table-cell office:value-type="string">
                <text:p>P_30 </text:p>
                <draw:g>
                  <svg:desc>'data_all_401-450_9'.I27:'data_all_401-450_9'.I27</svg:desc>
                </draw:g>
              </table:table-cell>
              <table:table-cell office:value-type="float" office:value="0.3427">
                <text:p>0.3427</text:p>
                <draw:g>
                  <svg:desc>'data_all_401-450_9'.J27:'data_all_401-450_9'.O27</svg:desc>
                </draw:g>
              </table:table-cell>
              <table:table-cell office:value-type="float" office:value="0.344">
                <text:p>0.344</text:p>
              </table:table-cell>
              <table:table-cell office:value-type="float" office:value="0.3021">
                <text:p>0.3021</text:p>
              </table:table-cell>
              <table:table-cell office:value-type="float" office:value="0.3156">
                <text:p>0.3156</text:p>
              </table:table-cell>
              <table:table-cell office:value-type="float" office:value="0.3232">
                <text:p>0.3232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P_100 </text:p>
                <draw:g>
                  <svg:desc>'data_all_401-450_9'.I28:'data_all_401-450_9'.I28</svg:desc>
                </draw:g>
              </table:table-cell>
              <table:table-cell office:value-type="float" office:value="0.2226">
                <text:p>0.2226</text:p>
                <draw:g>
                  <svg:desc>'data_all_401-450_9'.J28:'data_all_401-450_9'.O28</svg:desc>
                </draw:g>
              </table:table-cell>
              <table:table-cell office:value-type="float" office:value="0.215">
                <text:p>0.215</text:p>
              </table:table-cell>
              <table:table-cell office:value-type="float" office:value="0.2002">
                <text:p>0.2002</text:p>
              </table:table-cell>
              <table:table-cell office:value-type="float" office:value="0.1987">
                <text:p>0.1987</text:p>
              </table:table-cell>
              <table:table-cell office:value-type="float" office:value="0.208">
                <text:p>0.208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>
                <text:p>P_200</text:p>
                <draw:g>
                  <svg:desc>'data_all_401-450_9'.I29:'data_all_401-450_9'.I29</svg:desc>
                </draw:g>
              </table:table-cell>
              <table:table-cell office:value-type="float" office:value="0.1567">
                <text:p>0.1567</text:p>
                <draw:g>
                  <svg:desc>'data_all_401-450_9'.J29:'data_all_401-450_9'.O29</svg:desc>
                </draw:g>
              </table:table-cell>
              <table:table-cell office:value-type="float" office:value="0.1497">
                <text:p>0.1497</text:p>
              </table:table-cell>
              <table:table-cell office:value-type="float" office:value="0.1424">
                <text:p>0.1424</text:p>
              </table:table-cell>
              <table:table-cell office:value-type="float" office:value="0.1404">
                <text:p>0.1404</text:p>
              </table:table-cell>
              <table:table-cell office:value-type="float" office:value="0.1453">
                <text:p>0.1453</text:p>
              </table:table-cell>
              <table:table-cell office:value-type="float" office:value="0.1491">
                <text:p>0.1491</text:p>
              </table:table-cell>
            </table:table-row>
            <table:table-row>
              <table:table-cell office:value-type="string">
                <text:p>P_500</text:p>
                <draw:g>
                  <svg:desc>'data_all_401-450_9'.I30:'data_all_401-450_9'.I30</svg:desc>
                </draw:g>
              </table:table-cell>
              <table:table-cell office:value-type="float" office:value="0.0898">
                <text:p>0.0898</text:p>
                <draw:g>
                  <svg:desc>'data_all_401-450_9'.J30:'data_all_401-450_9'.O30</svg:desc>
                </draw:g>
              </table:table-cell>
              <table:table-cell office:value-type="float" office:value="0.0862">
                <text:p>0.0862</text:p>
              </table:table-cell>
              <table:table-cell office:value-type="float" office:value="0.0797">
                <text:p>0.0797</text:p>
              </table:table-cell>
              <table:table-cell office:value-type="float" office:value="0.0796">
                <text:p>0.0796</text:p>
              </table:table-cell>
              <table:table-cell office:value-type="float" office:value="0.0805">
                <text:p>0.0805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P_1000 </text:p>
                <draw:g>
                  <svg:desc>'data_all_401-450_9'.I31:'data_all_401-450_9'.I31</svg:desc>
                </draw:g>
              </table:table-cell>
              <table:table-cell office:value-type="float" office:value="0.0554">
                <text:p>0.0554</text:p>
                <draw:g>
                  <svg:desc>'data_all_401-450_9'.J31:'data_all_401-450_9'.O31</svg:desc>
                </draw:g>
              </table:table-cell>
              <table:table-cell office:value-type="float" office:value="0.0536">
                <text:p>0.0536</text:p>
              </table:table-cell>
              <table:table-cell office:value-type="float" office:value="0.0487">
                <text:p>0.0487</text:p>
              </table:table-cell>
              <table:table-cell office:value-type="float" office:value="0.0489">
                <text:p>0.0489</text:p>
              </table:table-cell>
              <table:table-cell office:value-type="float" office:value="0.0492">
                <text:p>0.0492</text:p>
              </table:table-cell>
              <table:table-cell office:value-type="float" office:value="0.0505">
                <text:p>0.05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legend chart:legend-position="end" svg:x="13.38cm" svg:y="1.963cm" style:legend-expansion="high" chart:style-name="ch2"/>
        <chart:plot-area chart:style-name="ch3" table:cell-range-address="'data_all_401-450_9'.Q22:'data_all_401-450_9'.W32" chart:data-source-has-labels="both" svg:x="0.319cm" svg:y="0.18cm" svg:width="12.742cm" svg:height="8.646cm">
          <chartooo:coordinate-region svg:x="1.231cm" svg:y="0.379cm" svg:width="11.736cm" svg:height="7.8cm"/>
          <chart:axis chart:dimension="x" chart:name="primary-x" chart:style-name="ch4" chartooo:axis-type="auto">
            <chartooo:date-scale/>
            <chart:categories table:cell-range-address="'data_all_401-450_9'.R22:'data_all_401-450_9'.W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_all_401-450_9'.R23:'data_all_401-450_9'.W23" chart:label-cell-address="'data_all_401-450_9'.Q23:'data_all_401-450_9'.Q23" chart:class="chart:line">
            <chart:data-point chart:repeated="6"/>
          </chart:series>
          <chart:series chart:style-name="ch7" chart:values-cell-range-address="'data_all_401-450_9'.R24:'data_all_401-450_9'.W24" chart:label-cell-address="'data_all_401-450_9'.Q24:'data_all_401-450_9'.Q24" chart:class="chart:line">
            <chart:data-point chart:repeated="6"/>
          </chart:series>
          <chart:series chart:style-name="ch8" chart:values-cell-range-address="'data_all_401-450_9'.R25:'data_all_401-450_9'.W25" chart:label-cell-address="'data_all_401-450_9'.Q25:'data_all_401-450_9'.Q25" chart:class="chart:line">
            <chart:data-point chart:repeated="6"/>
          </chart:series>
          <chart:series chart:style-name="ch9" chart:values-cell-range-address="'data_all_401-450_9'.R26:'data_all_401-450_9'.W26" chart:label-cell-address="'data_all_401-450_9'.Q26:'data_all_401-450_9'.Q26" chart:class="chart:line">
            <chart:data-point chart:repeated="6"/>
          </chart:series>
          <chart:series chart:style-name="ch10" chart:values-cell-range-address="'data_all_401-450_9'.R27:'data_all_401-450_9'.W27" chart:label-cell-address="'data_all_401-450_9'.Q27:'data_all_401-450_9'.Q27" chart:class="chart:line">
            <chart:data-point chart:repeated="6"/>
          </chart:series>
          <chart:series chart:style-name="ch11" chart:values-cell-range-address="'data_all_401-450_9'.R28:'data_all_401-450_9'.W28" chart:label-cell-address="'data_all_401-450_9'.Q28:'data_all_401-450_9'.Q28" chart:class="chart:line">
            <chart:data-point chart:repeated="6"/>
          </chart:series>
          <chart:series chart:style-name="ch12" chart:values-cell-range-address="'data_all_401-450_9'.R29:'data_all_401-450_9'.W29" chart:label-cell-address="'data_all_401-450_9'.Q29:'data_all_401-450_9'.Q29" chart:class="chart:line">
            <chart:data-point chart:repeated="6"/>
          </chart:series>
          <chart:series chart:style-name="ch13" chart:values-cell-range-address="'data_all_401-450_9'.R30:'data_all_401-450_9'.W30" chart:label-cell-address="'data_all_401-450_9'.Q30:'data_all_401-450_9'.Q30" chart:class="chart:line">
            <chart:data-point chart:repeated="6"/>
          </chart:series>
          <chart:series chart:style-name="ch14" chart:values-cell-range-address="'data_all_401-450_9'.R31:'data_all_401-450_9'.W31" chart:label-cell-address="'data_all_401-450_9'.Q31:'data_all_401-450_9'.Q31" chart:class="chart:line">
            <chart:data-point chart:repeated="6"/>
          </chart:series>
          <chart:series chart:style-name="ch15" chart:values-cell-range-address="'data_all_401-450_9'.R32:'data_all_401-450_9'.W32" chart:label-cell-address="'data_all_401-450_9'.Q32:'data_all_401-450_9'.Q3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ck</text:p>
                <draw:g>
                  <svg:desc>'data_all_401-450_9'.R22:'data_all_401-450_9'.W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P_5</text:p>
                <draw:g>
                  <svg:desc>'data_all_401-450_9'.Q23:'data_all_401-450_9'.Q23</svg:desc>
                </draw:g>
              </table:table-cell>
              <table:table-cell office:value-type="float" office:value="0.46">
                <text:p>0.46</text:p>
                <draw:g>
                  <svg:desc>'data_all_401-450_9'.R23:'data_all_401-450_9'.W23</svg:desc>
                </draw:g>
              </table:table-cell>
              <table:table-cell office:value-type="float" office:value="0.4694">
                <text:p>0.4694</text:p>
              </table:table-cell>
              <table:table-cell office:value-type="float" office:value="0.4087">
                <text:p>0.4087</text:p>
              </table:table-cell>
              <table:table-cell office:value-type="float" office:value="0.4136">
                <text:p>0.4136</text:p>
              </table:table-cell>
              <table:table-cell office:value-type="float" office:value="0.4286">
                <text:p>0.428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P_10 </text:p>
                <draw:g>
                  <svg:desc>'data_all_401-450_9'.Q24:'data_all_401-450_9'.Q24</svg:desc>
                </draw:g>
              </table:table-cell>
              <table:table-cell office:value-type="float" office:value="0.402">
                <text:p>0.402</text:p>
                <draw:g>
                  <svg:desc>'data_all_401-450_9'.R24:'data_all_401-450_9'.W24</svg:desc>
                </draw:g>
              </table:table-cell>
              <table:table-cell office:value-type="float" office:value="0.4163">
                <text:p>0.4163</text:p>
              </table:table-cell>
              <table:table-cell office:value-type="float" office:value="0.3609">
                <text:p>0.3609</text:p>
              </table:table-cell>
              <table:table-cell office:value-type="float" office:value="0.3659">
                <text:p>0.3659</text:p>
              </table:table-cell>
              <table:table-cell office:value-type="float" office:value="0.3714">
                <text:p>0.3714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P_15 </text:p>
                <draw:g>
                  <svg:desc>'data_all_401-450_9'.Q25:'data_all_401-450_9'.Q25</svg:desc>
                </draw:g>
              </table:table-cell>
              <table:table-cell office:value-type="float" office:value="0.38">
                <text:p>0.38</text:p>
                <draw:g>
                  <svg:desc>'data_all_401-450_9'.R25:'data_all_401-450_9'.W25</svg:desc>
                </draw:g>
              </table:table-cell>
              <table:table-cell office:value-type="float" office:value="0.3769">
                <text:p>0.3769</text:p>
              </table:table-cell>
              <table:table-cell office:value-type="float" office:value="0.329">
                <text:p>0.329</text:p>
              </table:table-cell>
              <table:table-cell office:value-type="float" office:value="0.353">
                <text:p>0.353</text:p>
              </table:table-cell>
              <table:table-cell office:value-type="float" office:value="0.3524">
                <text:p>0.3524</text:p>
              </table:table-cell>
              <table:table-cell office:value-type="float" office:value="0.3583">
                <text:p>0.3583</text:p>
              </table:table-cell>
            </table:table-row>
            <table:table-row>
              <table:table-cell office:value-type="string">
                <text:p>P_20</text:p>
                <draw:g>
                  <svg:desc>'data_all_401-450_9'.Q26:'data_all_401-450_9'.Q26</svg:desc>
                </draw:g>
              </table:table-cell>
              <table:table-cell office:value-type="float" office:value="0.357">
                <text:p>0.357</text:p>
                <draw:g>
                  <svg:desc>'data_all_401-450_9'.R26:'data_all_401-450_9'.W26</svg:desc>
                </draw:g>
              </table:table-cell>
              <table:table-cell office:value-type="float" office:value="0.3612">
                <text:p>0.3612</text:p>
              </table:table-cell>
              <table:table-cell office:value-type="float" office:value="0.3054">
                <text:p>0.3054</text:p>
              </table:table-cell>
              <table:table-cell office:value-type="float" office:value="0.3216">
                <text:p>0.3216</text:p>
              </table:table-cell>
              <table:table-cell office:value-type="float" office:value="0.3202">
                <text:p>0.3202</text:p>
              </table:table-cell>
              <table:table-cell office:value-type="float" office:value="0.3275">
                <text:p>0.3275</text:p>
              </table:table-cell>
            </table:table-row>
            <table:table-row>
              <table:table-cell office:value-type="string">
                <text:p>P_30 </text:p>
                <draw:g>
                  <svg:desc>'data_all_401-450_9'.Q27:'data_all_401-450_9'.Q27</svg:desc>
                </draw:g>
              </table:table-cell>
              <table:table-cell office:value-type="float" office:value="0.316">
                <text:p>0.316</text:p>
                <draw:g>
                  <svg:desc>'data_all_401-450_9'.R27:'data_all_401-450_9'.W27</svg:desc>
                </draw:g>
              </table:table-cell>
              <table:table-cell office:value-type="float" office:value="0.3109">
                <text:p>0.3109</text:p>
              </table:table-cell>
              <table:table-cell office:value-type="float" office:value="0.2761">
                <text:p>0.2761</text:p>
              </table:table-cell>
              <table:table-cell office:value-type="float" office:value="0.2833">
                <text:p>0.2833</text:p>
              </table:table-cell>
              <table:table-cell office:value-type="float" office:value="0.2857">
                <text:p>0.2857</text:p>
              </table:table-cell>
              <table:table-cell office:value-type="float" office:value="0.2858">
                <text:p>0.2858</text:p>
              </table:table-cell>
            </table:table-row>
            <table:table-row>
              <table:table-cell office:value-type="string">
                <text:p>P_100 </text:p>
                <draw:g>
                  <svg:desc>'data_all_401-450_9'.Q28:'data_all_401-450_9'.Q28</svg:desc>
                </draw:g>
              </table:table-cell>
              <table:table-cell office:value-type="float" office:value="0.1946">
                <text:p>0.1946</text:p>
                <draw:g>
                  <svg:desc>'data_all_401-450_9'.R28:'data_all_401-450_9'.W28</svg:desc>
                </draw:g>
              </table:table-cell>
              <table:table-cell office:value-type="float" office:value="0.1969">
                <text:p>0.1969</text:p>
              </table:table-cell>
              <table:table-cell office:value-type="float" office:value="0.1761">
                <text:p>0.1761</text:p>
              </table:table-cell>
              <table:table-cell office:value-type="float" office:value="0.1768">
                <text:p>0.1768</text:p>
              </table:table-cell>
              <table:table-cell office:value-type="float" office:value="0.1695">
                <text:p>0.1695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string">
                <text:p>P_200</text:p>
                <draw:g>
                  <svg:desc>'data_all_401-450_9'.Q29:'data_all_401-450_9'.Q29</svg:desc>
                </draw:g>
              </table:table-cell>
              <table:table-cell office:value-type="float" office:value="0.1399">
                <text:p>0.1399</text:p>
                <draw:g>
                  <svg:desc>'data_all_401-450_9'.R29:'data_all_401-450_9'.W29</svg:desc>
                </draw:g>
              </table:table-cell>
              <table:table-cell office:value-type="float" office:value="0.1356">
                <text:p>0.1356</text:p>
              </table:table-cell>
              <table:table-cell office:value-type="float" office:value="0.1243">
                <text:p>0.1243</text:p>
              </table:table-cell>
              <table:table-cell office:value-type="float" office:value="0.1241">
                <text:p>0.1241</text:p>
              </table:table-cell>
              <table:table-cell office:value-type="float" office:value="0.1146">
                <text:p>0.1146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P_500</text:p>
                <draw:g>
                  <svg:desc>'data_all_401-450_9'.Q30:'data_all_401-450_9'.Q30</svg:desc>
                </draw:g>
              </table:table-cell>
              <table:table-cell office:value-type="float" office:value="0.0803">
                <text:p>0.0803</text:p>
                <draw:g>
                  <svg:desc>'data_all_401-450_9'.R30:'data_all_401-450_9'.W30</svg:desc>
                </draw:g>
              </table:table-cell>
              <table:table-cell office:value-type="float" office:value="0.0776">
                <text:p>0.0776</text:p>
              </table:table-cell>
              <table:table-cell office:value-type="float" office:value="0.0698">
                <text:p>0.0698</text:p>
              </table:table-cell>
              <table:table-cell office:value-type="float" office:value="0.0683">
                <text:p>0.0683</text:p>
              </table:table-cell>
              <table:table-cell office:value-type="float" office:value="0.0623">
                <text:p>0.062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P_1000 </text:p>
                <draw:g>
                  <svg:desc>'data_all_401-450_9'.Q31:'data_all_401-450_9'.Q31</svg:desc>
                </draw:g>
              </table:table-cell>
              <table:table-cell office:value-type="float" office:value="0.0485">
                <text:p>0.0485</text:p>
                <draw:g>
                  <svg:desc>'data_all_401-450_9'.R31:'data_all_401-450_9'.W31</svg:desc>
                </draw:g>
              </table:table-cell>
              <table:table-cell office:value-type="float" office:value="0.047">
                <text:p>0.047</text:p>
              </table:table-cell>
              <table:table-cell office:value-type="float" office:value="0.0412">
                <text:p>0.0412</text:p>
              </table:table-cell>
              <table:table-cell office:value-type="float" office:value="0.0406">
                <text:p>0.0406</text:p>
              </table:table-cell>
              <table:table-cell office:value-type="float" office:value="0.0365">
                <text:p>0.0365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/>
                <draw:g>
                  <svg:desc>'data_all_401-450_9'.Q32:'data_all_401-450_9'.Q32</svg:desc>
                </draw:g>
              </table:table-cell>
              <table:table-cell office:value-type="float" office:value="NaN">
                <text:p>NaN</text:p>
                <draw:g>
                  <svg:desc>'data_all_401-450_9'.R32:'data_all_401-450_9'.W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